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solid" draw:fill-color="#cfe7f5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 fo:wrap-option="no-wrap"/>
    </style:style>
    <style:style style:name="gr7" style:family="graphic" style:parent-style-name="objectwithoutfill">
      <style:graphic-properties draw:marker-end="Arrow" draw:marker-end-width="0.3cm" draw:fill="solid" draw:fill-color="#cfe7f5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svg:stroke-color="#ffcc00" draw:fill="solid" draw:fill-color="#ffffff" draw:textarea-vertical-align="middle"/>
    </style:style>
    <style:style style:name="gr10" style:family="graphic" style:parent-style-name="standard">
      <style:graphic-properties svg:stroke-color="#ff3333" draw:fill-color="#ffffff" draw:textarea-vertical-align="middle"/>
    </style:style>
    <style:style style:name="gr11" style:family="graphic" style:parent-style-name="standard">
      <style:graphic-properties svg:stroke-color="#99cc66" draw:fill="solid" draw:fill-color="#ffffff" draw:textarea-vertical-align="middle"/>
    </style:style>
    <style:style style:name="gr12" style:family="graphic" style:parent-style-name="standard">
      <style:graphic-properties svg:stroke-color="#99cc66" draw:fill="solid"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solid" draw:fill-color="#ffffff" fo:min-height="0.766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marker-end="Arrow" draw:marker-end-width="0.3cm" draw:fill="solid" draw:fill-color="#ffffff" draw:textarea-vertical-align="middle"/>
    </style:style>
    <style:style style:name="gr16" style:family="graphic" style:parent-style-name="standard">
      <style:graphic-properties draw:stroke="none" svg:stroke-color="#000000" draw:fill="solid" draw:fill-color="#ffffff" fo:min-height="0.713cm"/>
    </style:style>
    <style:style style:name="gr17" style:family="graphic" style:parent-style-name="standard">
      <style:graphic-properties draw:fill="solid" draw:fill-color="#ffffff" draw:textarea-vertical-align="middl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1.035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0.811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4cm" fo:min-width="0cm"/>
    </style:style>
    <style:style style:name="gr22" style:family="graphic" style:parent-style-name="standard">
      <style:graphic-properties draw:stroke="none" svg:stroke-color="#000000" draw:fill="solid" draw:fill-color="#ffffff" fo:min-height="1.02cm"/>
    </style:style>
    <style:style style:name="gr23" style:family="graphic" style:parent-style-name="standard">
      <style:graphic-properties draw:stroke="none" svg:stroke-color="#000000" draw:fill="solid" draw:fill-color="#ffffff" fo:min-height="1.425cm"/>
    </style:style>
    <style:style style:name="gr24" style:family="graphic" style:parent-style-name="standard">
      <style:graphic-properties draw:fill="solid" draw:fill-color="#ffffff" draw:textarea-vertical-align="middle"/>
    </style:style>
    <style:style style:name="gr25" style:family="graphic" style:parent-style-name="standard">
      <style:graphic-properties draw:stroke="none" svg:stroke-color="#000000" draw:fill="solid" draw:fill-color="#ffffff" fo:min-height="0.975cm"/>
    </style:style>
    <style:style style:name="gr26" style:family="graphic" style:parent-style-name="standard">
      <style:graphic-properties draw:stroke="none" svg:stroke-color="#000000" draw:fill="none" draw:fill-color="#ffffff" fo:min-height="0.893cm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1.02cm"/>
    </style:style>
    <style:style style:name="gr31" style:family="graphic" style:parent-style-name="standard">
      <style:graphic-properties draw:stroke="none" svg:stroke-color="#000000" draw:fill="solid" draw:fill-color="#ffffff" fo:min-height="0.893cm"/>
    </style:style>
    <style:style style:name="gr32" style:family="graphic" style:parent-style-name="standard">
      <style:graphic-properties draw:fill-color="#ffffff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1.425cm"/>
    </style:style>
    <style:style style:name="gr34" style:family="graphic" style:parent-style-name="standard">
      <style:graphic-properties draw:fill-color="#ccff00" draw:textarea-vertical-align="middle"/>
    </style:style>
    <style:style style:name="gr35" style:family="graphic" style:parent-style-name="standard">
      <style:graphic-properties draw:fill-color="#ff00cc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2.137cm"/>
    </style:style>
    <style:style style:name="gr37" style:family="graphic" style:parent-style-name="standard">
      <style:graphic-properties draw:stroke="none" svg:stroke-color="#000000" draw:fill="none" draw:fill-color="#ffffff" fo:min-height="2.29cm"/>
    </style:style>
    <style:style style:name="gr38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margin-top="0cm" fo:margin-bottom="0.051cm" fo:text-align="center"/>
    </style:style>
    <style:style style:name="P4" style:family="paragraph">
      <style:paragraph-properties fo:margin-top="0cm" fo:margin-bottom="0.051cm"/>
    </style:style>
    <style:style style:name="P5" style:family="paragraph">
      <style:text-properties fo:color="#ccff00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r cases" draw:style-name="dp1" draw:master-page-name="Default">
        <draw:custom-shape draw:style-name="gr1" draw:text-style-name="P1" xml:id="id1" draw:id="id1" draw:layer="layout" svg:width="1.524cm" svg:height="2.286cm" svg:x="7.793cm" svg:y="33.38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" draw:layer="layout" svg:width="1.84cm" svg:height="0.963cm" svg:x="7.604cm" svg:y="36.232cm">
          <draw:text-box>
            <text:p>User</text:p>
          </draw:text-box>
        </draw:frame>
        <draw:ellipse draw:style-name="gr3" draw:text-style-name="P1" xml:id="id2" draw:id="id2" draw:layer="layout" svg:width="5.207cm" svg:height="2.286cm" svg:x="12.557cm" svg:y="15.478cm">
          <text:p text:style-name="P1">Select backup</text:p>
          <text:p text:style-name="P1">folder</text:p>
        </draw:ellipse>
        <draw:ellipse draw:style-name="gr4" draw:text-style-name="P1" xml:id="id4" draw:id="id4" draw:layer="layout" svg:width="5.08cm" svg:height="2.794cm" svg:x="51.419cm" svg:y="16.875cm">
          <text:p text:style-name="P1">Photos</text:p>
        </draw:ellipse>
        <draw:ellipse draw:style-name="gr3" draw:text-style-name="P1" xml:id="id5" draw:id="id5" draw:layer="layout" svg:width="6.731cm" svg:height="2.667cm" svg:x="50.53cm" svg:y="47.736cm">
          <text:p text:style-name="P1">Videos</text:p>
        </draw:ellipse>
        <draw:ellipse draw:style-name="gr3" draw:text-style-name="P1" xml:id="id6" draw:id="id6" draw:layer="layout" svg:width="4.953cm" svg:height="2.159cm" svg:x="52.181cm" svg:y="68.31cm">
          <text:p text:style-name="P1">Contacts</text:p>
        </draw:ellipse>
        <draw:ellipse draw:style-name="gr3" draw:text-style-name="P1" xml:id="id7" draw:id="id7" draw:layer="layout" svg:width="5.207cm" svg:height="2.413cm" svg:x="52.816cm" svg:y="85.582cm">
          <text:p text:style-name="P1">Messages</text:p>
        </draw:ellipse>
        <draw:ellipse draw:style-name="gr3" draw:text-style-name="P1" xml:id="id8" draw:id="id8" draw:layer="layout" svg:width="5.08cm" svg:height="2.032cm" svg:x="53.959cm" svg:y="110.855cm">
          <text:p text:style-name="P1">Voice</text:p>
          <text:p text:style-name="P1">notes</text:p>
        </draw:ellipse>
        <draw:ellipse draw:style-name="gr3" draw:text-style-name="P1" xml:id="id3" draw:id="id3" draw:layer="layout" svg:width="3.302cm" svg:height="2.667cm" svg:x="23.479cm" svg:y="33.385cm">
          <text:p text:style-name="P1">View</text:p>
          <text:p text:style-name="P1">data</text:p>
        </draw:ellipse>
        <draw:connector draw:style-name="gr5" draw:text-style-name="P1" draw:layer="layout" draw:type="lines" svg:x1="9.317cm" svg:y1="34.528cm" svg:x2="12.557cm" svg:y2="16.621cm" draw:start-shape="id1" draw:start-glue-point="10" draw:end-shape="id2" draw:end-glue-point="3" svg:d="M9317 34528h500l2239-17907h501">
          <text:p/>
        </draw:connector>
        <draw:connector draw:style-name="gr5" draw:text-style-name="P1" draw:layer="layout" draw:type="lines" svg:x1="9.317cm" svg:y1="34.528cm" svg:x2="23.479cm" svg:y2="34.718cm" draw:start-shape="id1" draw:start-glue-point="10" draw:end-shape="id3" draw:end-glue-point="3" svg:d="M9317 34528h500l13161 190h501">
          <text:p/>
        </draw:connector>
        <draw:connector draw:style-name="gr5" draw:text-style-name="P1" draw:layer="layout" draw:type="lines" svg:x1="26.781cm" svg:y1="34.718cm" svg:x2="51.419cm" svg:y2="18.272cm" draw:start-shape="id3" draw:start-glue-point="1" draw:end-shape="id4" draw:end-glue-point="3" svg:d="M26781 34718h501l23636-16446h501">
          <text:p/>
        </draw:connector>
        <draw:connector draw:style-name="gr5" draw:text-style-name="P1" draw:layer="layout" draw:type="lines" svg:x1="26.781cm" svg:y1="34.718cm" svg:x2="50.53cm" svg:y2="49.069cm" draw:start-shape="id3" draw:start-glue-point="1" draw:end-shape="id5" draw:end-glue-point="3" svg:d="M26781 34718h501l22747 14351h501">
          <text:p/>
        </draw:connector>
        <draw:connector draw:style-name="gr5" draw:text-style-name="P1" draw:layer="layout" draw:type="lines" svg:x1="26.781cm" svg:y1="34.718cm" svg:x2="52.181cm" svg:y2="69.389cm" draw:start-shape="id3" draw:start-glue-point="1" draw:end-shape="id6" draw:end-glue-point="3" svg:d="M26781 34718h501l24398 34671h501">
          <text:p/>
        </draw:connector>
        <draw:connector draw:style-name="gr5" draw:text-style-name="P1" draw:layer="layout" draw:type="lines" svg:x1="26.781cm" svg:y1="34.718cm" svg:x2="52.816cm" svg:y2="86.788cm" draw:start-shape="id3" draw:start-glue-point="1" draw:end-shape="id7" svg:d="M26781 34718h501l25033 52070h501">
          <text:p/>
        </draw:connector>
        <draw:connector draw:style-name="gr5" draw:text-style-name="P1" draw:layer="layout" draw:type="lines" svg:x1="26.781cm" svg:y1="34.718cm" svg:x2="53.959cm" svg:y2="111.871cm" draw:start-shape="id3" draw:start-glue-point="1" draw:end-shape="id8" draw:end-glue-point="3" svg:d="M26781 34718h501l26176 77153h501">
          <text:p/>
        </draw:connector>
        <draw:ellipse draw:style-name="gr3" draw:text-style-name="P1" xml:id="id9" draw:id="id9" draw:layer="layout" svg:width="5.08cm" svg:height="2.794cm" svg:x="32.496cm" svg:y="8.366cm">
          <text:p text:style-name="P1">General</text:p>
          <text:p text:style-name="P1">information</text:p>
        </draw:ellipse>
        <draw:connector draw:style-name="gr5" draw:text-style-name="P1" draw:layer="layout" draw:type="lines" svg:x1="26.781cm" svg:y1="34.718cm" svg:x2="32.496cm" svg:y2="9.763cm" draw:start-shape="id3" draw:start-glue-point="1" draw:end-shape="id9" svg:d="M26781 34718h501l4713-24955h501">
          <text:p/>
        </draw:connector>
        <draw:ellipse draw:style-name="gr3" draw:text-style-name="P1" xml:id="id10" draw:id="id10" draw:layer="layout" svg:width="4.318cm" svg:height="3.556cm" svg:x="11.795cm" svg:y="50.403cm">
          <text:p text:style-name="P1">Export all data</text:p>
        </draw:ellipse>
        <draw:connector draw:style-name="gr5" draw:text-style-name="P1" draw:layer="layout" draw:type="lines" svg:x1="9.317cm" svg:y1="34.528cm" svg:x2="11.795cm" svg:y2="52.181cm" draw:start-shape="id1" draw:start-glue-point="10" draw:end-shape="id10" draw:end-glue-point="3" svg:d="M9317 34528h500l1477 17653h501">
          <text:p/>
        </draw:connector>
        <draw:ellipse draw:style-name="gr4" draw:text-style-name="P1" xml:id="id11" draw:id="id11" draw:layer="layout" svg:width="3.429cm" svg:height="2.413cm" svg:x="62.214cm" svg:y="5.842cm">
          <text:p text:style-name="P1">Update</text:p>
          <text:p text:style-name="P1">View</text:p>
        </draw:ellipse>
        <draw:ellipse draw:style-name="gr4" draw:text-style-name="P1" xml:id="id14" draw:id="id14" draw:layer="layout" svg:width="2.921cm" svg:height="1.778cm" svg:x="69.553cm" svg:y="2.524cm">
          <text:p text:style-name="P1">Large</text:p>
          <text:p text:style-name="P1">images</text:p>
        </draw:ellipse>
        <draw:ellipse draw:style-name="gr4" draw:text-style-name="P1" xml:id="id16" draw:id="id16" draw:layer="layout" svg:width="3.048cm" svg:height="2.032cm" svg:x="69.399cm" svg:y="6.696cm">
          <text:p text:style-name="P1">Small</text:p>
          <text:p text:style-name="P1">images</text:p>
        </draw:ellipse>
        <draw:ellipse draw:style-name="gr4" draw:text-style-name="P1" xml:id="id17" draw:id="id17" draw:layer="layout" svg:width="2.794cm" svg:height="1.397cm" svg:x="69.799cm" svg:y="9.136cm">
          <text:p text:style-name="P1">Details</text:p>
        </draw:ellipse>
        <draw:ellipse draw:style-name="gr4" draw:text-style-name="P1" xml:id="id15" draw:id="id15" draw:layer="layout" svg:width="3.429cm" svg:height="1.651cm" svg:x="69.326cm" svg:y="4.61cm">
          <text:p text:style-name="P1">Medium</text:p>
          <text:p text:style-name="P1">images</text:p>
        </draw:ellipse>
        <draw:ellipse draw:style-name="gr4" draw:text-style-name="P1" xml:id="id12" draw:id="id12" draw:layer="layout" svg:width="3.302cm" svg:height="2.286cm" svg:x="62.849cm" svg:y="17.264cm">
          <text:p text:style-name="P1">Image</text:p>
          <text:p text:style-name="P1">operation</text:p>
        </draw:ellipse>
        <draw:ellipse draw:style-name="gr4" draw:text-style-name="P1" xml:id="id19" draw:id="id19" draw:layer="layout" svg:width="2.794cm" svg:height="1.651cm" svg:x="69.072cm" svg:y="13.573cm">
          <text:p text:style-name="P1">Export</text:p>
        </draw:ellipse>
        <draw:ellipse draw:style-name="gr4" draw:text-style-name="P1" xml:id="id20" draw:id="id20" draw:layer="layout" svg:width="2.794cm" svg:height="1.27cm" svg:x="69.072cm" svg:y="15.732cm">
          <text:p text:style-name="P1">Delete</text:p>
        </draw:ellipse>
        <draw:ellipse draw:style-name="gr4" draw:text-style-name="P1" xml:id="id21" draw:id="id21" draw:layer="layout" svg:width="3.175cm" svg:height="1.524cm" svg:x="68.818cm" svg:y="17.383cm">
          <text:p text:style-name="P1">Select</text:p>
        </draw:ellipse>
        <draw:ellipse draw:style-name="gr4" draw:text-style-name="P1" xml:id="id22" draw:id="id22" draw:layer="layout" svg:width="3.302cm" svg:height="1.651cm" svg:x="68.945cm" svg:y="19.161cm">
          <text:p text:style-name="P1">View</text:p>
        </draw:ellipse>
        <draw:ellipse draw:style-name="gr4" draw:text-style-name="P1" xml:id="id23" draw:id="id23" draw:layer="layout" svg:width="3.175cm" svg:height="2.032cm" svg:x="69.072cm" svg:y="21.193cm">
          <text:p text:style-name="P1">Rotate</text:p>
        </draw:ellipse>
        <draw:ellipse draw:style-name="gr4" draw:text-style-name="P1" xml:id="id13" draw:id="id13" draw:layer="layout" svg:width="3.302cm" svg:height="2.921cm" svg:x="62.595cm" svg:y="24.749cm">
          <text:p text:style-name="P1">Export all</text:p>
          <text:p text:style-name="P1">images</text:p>
        </draw:ellipse>
        <draw:custom-shape draw:style-name="gr6" draw:text-style-name="P1" draw:layer="layout" svg:width="4.191cm" svg:height="4.699cm" svg:x="68.564cm" svg:y="24.114cm">
          <text:p text:style-name="P1">It is like the</text:p>
          <text:p text:style-name="P1">User select</text:p>
          <text:p text:style-name="P1">All images </text:p>
          <text:p text:style-name="P1">And export</text:p>
          <text:p text:style-name="P1">them</text:p>
          <draw:enhanced-geometry svg:viewBox="0 0 21600 21600" draw:text-areas="800 800 20800 20800" draw:type="round-rectangular-callout" draw:modifiers="-12891.9847328244 10230.12765957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4" draw:text-style-name="P1" xml:id="id18" draw:id="id18" draw:layer="layout" svg:width="3.175cm" svg:height="1.397cm" svg:x="69.072cm" svg:y="11.168cm">
          <text:p text:style-name="P1">List</text:p>
        </draw:ellipse>
        <draw:connector draw:style-name="gr7" draw:text-style-name="P1" draw:layer="layout" draw:type="lines" svg:x1="56.499cm" svg:y1="18.272cm" svg:x2="62.214cm" svg:y2="7.048cm" draw:start-shape="id4" draw:start-glue-point="1" draw:end-shape="id11" draw:end-glue-point="3" svg:d="M56499 18272h501l4713-11224h501">
          <text:p/>
        </draw:connector>
        <draw:connector draw:style-name="gr7" draw:text-style-name="P1" draw:layer="layout" draw:type="lines" svg:x1="56.499cm" svg:y1="18.272cm" svg:x2="62.849cm" svg:y2="18.407cm" draw:start-shape="id4" draw:start-glue-point="1" draw:end-shape="id12" draw:end-glue-point="3" svg:d="M56499 18272h501l5348 135h501">
          <text:p/>
        </draw:connector>
        <draw:connector draw:style-name="gr7" draw:text-style-name="P1" draw:layer="layout" draw:type="lines" svg:x1="56.499cm" svg:y1="18.272cm" svg:x2="62.595cm" svg:y2="26.209cm" draw:start-shape="id4" draw:start-glue-point="1" draw:end-shape="id13" draw:end-glue-point="3" svg:d="M56499 18272h501l5094 7937h501">
          <text:p/>
        </draw:connector>
        <draw:connector draw:style-name="gr7" draw:text-style-name="P1" draw:layer="layout" draw:type="lines" svg:x1="65.643cm" svg:y1="7.048cm" svg:x2="69.553cm" svg:y2="3.413cm" draw:start-shape="id11" draw:start-glue-point="1" draw:end-shape="id14" draw:end-glue-point="3" svg:d="M65643 7048h501l2908-3635h501">
          <text:p/>
        </draw:connector>
        <draw:connector draw:style-name="gr7" draw:text-style-name="P1" draw:layer="layout" draw:type="lines" svg:x1="65.643cm" svg:y1="7.048cm" svg:x2="69.326cm" svg:y2="5.435cm" draw:start-shape="id11" draw:start-glue-point="1" draw:end-shape="id15" draw:end-glue-point="3" svg:d="M65643 7048h501l2681-1613h501">
          <text:p/>
        </draw:connector>
        <draw:connector draw:style-name="gr7" draw:text-style-name="P1" draw:layer="layout" draw:type="lines" svg:x1="65.643cm" svg:y1="7.048cm" svg:x2="69.399cm" svg:y2="7.712cm" draw:start-shape="id11" draw:start-glue-point="1" draw:end-shape="id16" draw:end-glue-point="3" svg:d="M65643 7048h501l2754 664h501">
          <text:p/>
        </draw:connector>
        <draw:connector draw:style-name="gr7" draw:text-style-name="P1" draw:layer="layout" draw:type="lines" svg:x1="65.643cm" svg:y1="7.048cm" svg:x2="69.799cm" svg:y2="9.834cm" draw:start-shape="id11" draw:start-glue-point="1" draw:end-shape="id17" draw:end-glue-point="3" svg:d="M65643 7048h501l3154 2786h501">
          <text:p/>
        </draw:connector>
        <draw:connector draw:style-name="gr7" draw:text-style-name="P1" draw:layer="layout" draw:type="lines" svg:x1="65.643cm" svg:y1="7.048cm" svg:x2="69.072cm" svg:y2="11.866cm" draw:start-shape="id11" draw:start-glue-point="1" draw:end-shape="id18" draw:end-glue-point="3" svg:d="M65643 7048h501l2427 4818h501">
          <text:p/>
        </draw:connector>
        <draw:connector draw:style-name="gr7" draw:text-style-name="P1" draw:layer="layout" draw:type="lines" svg:x1="66.151cm" svg:y1="18.407cm" svg:x2="69.072cm" svg:y2="14.398cm" draw:start-shape="id12" draw:start-glue-point="1" draw:end-shape="id19" draw:end-glue-point="3" svg:d="M66151 18407h501l1919-4009h501">
          <text:p/>
        </draw:connector>
        <draw:connector draw:style-name="gr7" draw:text-style-name="P1" draw:layer="layout" draw:type="lines" svg:x1="66.151cm" svg:y1="18.407cm" svg:x2="69.072cm" svg:y2="16.367cm" draw:start-shape="id12" draw:start-glue-point="1" draw:end-shape="id20" draw:end-glue-point="3" svg:d="M66151 18407h501l1919-2040h501">
          <text:p/>
        </draw:connector>
        <draw:connector draw:style-name="gr7" draw:text-style-name="P1" draw:layer="layout" draw:type="lines" svg:x1="66.151cm" svg:y1="18.407cm" svg:x2="68.818cm" svg:y2="18.145cm" draw:start-shape="id12" draw:start-glue-point="1" draw:end-shape="id21" draw:end-glue-point="3" svg:d="M66151 18407h501l1665-262h501">
          <text:p/>
        </draw:connector>
        <draw:connector draw:style-name="gr7" draw:text-style-name="P1" draw:layer="layout" draw:type="lines" svg:x1="66.151cm" svg:y1="18.407cm" svg:x2="68.945cm" svg:y2="19.986cm" draw:start-shape="id12" draw:start-glue-point="1" draw:end-shape="id22" draw:end-glue-point="3" svg:d="M66151 18407h501l1792 1579h501">
          <text:p/>
        </draw:connector>
        <draw:connector draw:style-name="gr7" draw:text-style-name="P1" draw:layer="layout" draw:type="lines" svg:x1="66.151cm" svg:y1="18.407cm" svg:x2="69.072cm" svg:y2="22.209cm" draw:start-shape="id12" draw:start-glue-point="1" draw:end-shape="id23" svg:d="M66151 18407h501l1919 3802h501">
          <text:p/>
        </draw:connector>
        <draw:ellipse draw:style-name="gr3" draw:text-style-name="P2" xml:id="id24" draw:id="id24" draw:layer="layout" svg:width="3.429cm" svg:height="2.413cm" svg:x="60.944cm" svg:y="36.687cm">
          <text:p text:style-name="P1"><text:span text:style-name="T1">Update</text:span></text:p>
          <text:p text:style-name="P1"><text:span text:style-name="T1">View</text:span></text:p>
        </draw:ellipse>
        <draw:ellipse draw:style-name="gr3" draw:text-style-name="P2" xml:id="id27" draw:id="id27" draw:layer="layout" svg:width="2.921cm" svg:height="1.778cm" svg:x="67.867cm" svg:y="33.512cm">
          <text:p text:style-name="P1"><text:span text:style-name="T1">Large</text:span></text:p>
          <text:p text:style-name="P1"><text:span text:style-name="T1">icons</text:span></text:p>
        </draw:ellipse>
        <draw:ellipse draw:style-name="gr3" draw:text-style-name="P2" xml:id="id29" draw:id="id29" draw:layer="layout" svg:width="3.048cm" svg:height="2.032cm" svg:x="67.713cm" svg:y="37.684cm">
          <text:p text:style-name="P1"><text:span text:style-name="T1">Small</text:span></text:p>
          <text:p text:style-name="P1"><text:span text:style-name="T1">icons</text:span></text:p>
        </draw:ellipse>
        <draw:ellipse draw:style-name="gr3" draw:text-style-name="P2" xml:id="id30" draw:id="id30" draw:layer="layout" svg:width="2.794cm" svg:height="1.397cm" svg:x="68.113cm" svg:y="40.124cm">
          <text:p text:style-name="P1"><text:span text:style-name="T1">Details</text:span></text:p>
        </draw:ellipse>
        <draw:ellipse draw:style-name="gr3" draw:text-style-name="P2" xml:id="id28" draw:id="id28" draw:layer="layout" svg:width="3.429cm" svg:height="1.651cm" svg:x="67.64cm" svg:y="35.598cm">
          <text:p text:style-name="P1"><text:span text:style-name="T1">Medium</text:span></text:p>
          <text:p text:style-name="P1"><text:span text:style-name="T1">icons</text:span></text:p>
        </draw:ellipse>
        <draw:ellipse draw:style-name="gr3" draw:text-style-name="P2" xml:id="id25" draw:id="id25" draw:layer="layout" svg:width="3.302cm" svg:height="2.286cm" svg:x="61.579cm" svg:y="47.863cm">
          <text:p text:style-name="P1"><text:span text:style-name="T1">file</text:span></text:p>
          <text:p text:style-name="P1"><text:span text:style-name="T1">operation</text:span></text:p>
        </draw:ellipse>
        <draw:ellipse draw:style-name="gr3" draw:text-style-name="P2" xml:id="id32" draw:id="id32" draw:layer="layout" svg:width="2.794cm" svg:height="1.651cm" svg:x="68.883cm" svg:y="45.958cm">
          <text:p text:style-name="P1"><text:span text:style-name="T1">Export</text:span></text:p>
        </draw:ellipse>
        <draw:ellipse draw:style-name="gr3" draw:text-style-name="P2" xml:id="id33" draw:id="id33" draw:layer="layout" svg:width="2.794cm" svg:height="1.27cm" svg:x="69.01cm" svg:y="48.117cm">
          <text:p text:style-name="P1"><text:span text:style-name="T1">Delete</text:span></text:p>
        </draw:ellipse>
        <draw:ellipse draw:style-name="gr3" draw:text-style-name="P2" xml:id="id34" draw:id="id34" draw:layer="layout" svg:width="3.175cm" svg:height="1.524cm" svg:x="68.756cm" svg:y="49.768cm">
          <text:p text:style-name="P1"><text:span text:style-name="T1">Select</text:span></text:p>
        </draw:ellipse>
        <draw:ellipse draw:style-name="gr3" draw:text-style-name="P2" xml:id="id35" draw:id="id35" draw:layer="layout" svg:width="3.302cm" svg:height="1.651cm" svg:x="68.883cm" svg:y="51.546cm">
          <text:p text:style-name="P1"><text:span text:style-name="T1">View</text:span></text:p>
        </draw:ellipse>
        <draw:ellipse draw:style-name="gr3" draw:text-style-name="P2" xml:id="id26" draw:id="id26" draw:layer="layout" svg:width="3.302cm" svg:height="2.921cm" svg:x="62.025cm" svg:y="54.975cm">
          <text:p text:style-name="P1"><text:span text:style-name="T1">Export all</text:span></text:p>
          <text:p text:style-name="P1"><text:span text:style-name="T1">videos</text:span></text:p>
        </draw:ellipse>
        <draw:custom-shape draw:style-name="gr8" draw:text-style-name="P2" draw:layer="layout" svg:width="4.191cm" svg:height="4.699cm" svg:x="67.994cm" svg:y="54.34cm">
          <text:p text:style-name="P1"><text:span text:style-name="T1">It is like the</text:span></text:p>
          <text:p text:style-name="P1"><text:span text:style-name="T1">User select</text:span></text:p>
          <text:p text:style-name="P1"><text:span text:style-name="T1">All videos</text:span></text:p>
          <text:p text:style-name="P1"><text:span text:style-name="T1">And export</text:span></text:p>
          <text:p text:style-name="P1"><text:span text:style-name="T1">them</text:span></text:p>
          <draw:enhanced-geometry svg:viewBox="0 0 21600 21600" draw:text-areas="800 800 20800 20800" draw:type="round-rectangular-callout" draw:modifiers="-12891.9847328244 10230.12765957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3" draw:text-style-name="P2" xml:id="id31" draw:id="id31" draw:layer="layout" svg:width="3.175cm" svg:height="1.397cm" svg:x="68.121cm" svg:y="42.148cm">
          <text:p text:style-name="P1"><text:span text:style-name="T1">List</text:span></text:p>
        </draw:ellipse>
        <draw:connector draw:style-name="gr5" draw:text-style-name="P1" draw:layer="layout" draw:type="lines" svg:x1="57.261cm" svg:y1="49.069cm" svg:x2="60.944cm" svg:y2="37.893cm" draw:start-shape="id5" draw:start-glue-point="1" draw:end-shape="id24" draw:end-glue-point="3" svg:d="M57261 49069h501l2681-11176h501">
          <text:p/>
        </draw:connector>
        <draw:connector draw:style-name="gr5" draw:text-style-name="P1" draw:layer="layout" draw:type="lines" svg:x1="57.261cm" svg:y1="49.069cm" svg:x2="61.579cm" svg:y2="49.006cm" draw:start-shape="id5" draw:end-shape="id25" draw:end-glue-point="3" svg:d="M57261 49069h501l3316-63h501">
          <text:p/>
        </draw:connector>
        <draw:connector draw:style-name="gr5" draw:text-style-name="P1" draw:layer="layout" draw:type="lines" svg:x1="57.261cm" svg:y1="49.069cm" svg:x2="62.025cm" svg:y2="56.435cm" draw:start-shape="id5" draw:start-glue-point="1" draw:end-shape="id26" draw:end-glue-point="3" svg:d="M57261 49069h501l3762 7366h501">
          <text:p/>
        </draw:connector>
        <draw:connector draw:style-name="gr5" draw:text-style-name="P1" draw:layer="layout" draw:type="lines" svg:x1="64.373cm" svg:y1="37.893cm" svg:x2="67.867cm" svg:y2="34.401cm" draw:start-shape="id24" draw:start-glue-point="1" draw:end-shape="id27" draw:end-glue-point="3" svg:d="M64373 37893h501l2492-3492h501">
          <text:p/>
        </draw:connector>
        <draw:connector draw:style-name="gr5" draw:text-style-name="P1" draw:layer="layout" draw:type="lines" svg:x1="64.373cm" svg:y1="37.893cm" svg:x2="67.64cm" svg:y2="36.423cm" draw:start-shape="id24" draw:start-glue-point="1" draw:end-shape="id28" svg:d="M64373 37893h501l2265-1470h501">
          <text:p/>
        </draw:connector>
        <draw:connector draw:style-name="gr5" draw:text-style-name="P1" draw:layer="layout" draw:type="lines" svg:x1="64.373cm" svg:y1="37.893cm" svg:x2="67.713cm" svg:y2="38.7cm" draw:start-shape="id24" draw:start-glue-point="1" draw:end-shape="id29" draw:end-glue-point="3" svg:d="M64373 37893h501l2338 807h501">
          <text:p/>
        </draw:connector>
        <draw:connector draw:style-name="gr5" draw:text-style-name="P1" draw:layer="layout" draw:type="lines" svg:x1="64.373cm" svg:y1="37.893cm" svg:x2="68.113cm" svg:y2="40.822cm" draw:start-shape="id24" draw:start-glue-point="1" draw:end-shape="id30" draw:end-glue-point="3" svg:d="M64373 37893h501l2738 2929h501">
          <text:p/>
        </draw:connector>
        <draw:connector draw:style-name="gr5" draw:text-style-name="P1" draw:layer="layout" draw:type="lines" svg:x1="64.373cm" svg:y1="37.893cm" svg:x2="68.121cm" svg:y2="42.846cm" draw:start-shape="id24" draw:start-glue-point="1" draw:end-shape="id31" draw:end-glue-point="3" svg:d="M64373 37893h501l2746 4953h501">
          <text:p/>
        </draw:connector>
        <draw:connector draw:style-name="gr5" draw:text-style-name="P1" draw:layer="layout" draw:type="lines" svg:x1="64.881cm" svg:y1="49.006cm" svg:x2="68.883cm" svg:y2="46.783cm" draw:end-shape="id32" draw:end-glue-point="3" svg:d="M64881 49006l3501-2223h501">
          <text:p/>
        </draw:connector>
        <draw:connector draw:style-name="gr5" draw:text-style-name="P1" draw:layer="layout" draw:type="lines" svg:x1="64.881cm" svg:y1="49.006cm" svg:x2="69.01cm" svg:y2="48.752cm" draw:end-shape="id33" draw:end-glue-point="3" svg:d="M64881 49006l3628-254h501">
          <text:p/>
        </draw:connector>
        <draw:connector draw:style-name="gr5" draw:text-style-name="P1" draw:layer="layout" draw:type="lines" svg:x1="64.881cm" svg:y1="49.006cm" svg:x2="68.756cm" svg:y2="50.53cm" draw:end-shape="id34" draw:end-glue-point="3" svg:d="M64881 49006l3374 1524h501">
          <text:p/>
        </draw:connector>
        <draw:connector draw:style-name="gr5" draw:text-style-name="P1" draw:layer="layout" draw:type="lines" svg:x1="64.881cm" svg:y1="49.006cm" svg:x2="68.883cm" svg:y2="52.371cm" draw:end-shape="id35" draw:end-glue-point="3" svg:d="M64881 49006l3501 3365h501">
          <text:p/>
        </draw:connector>
        <draw:ellipse draw:style-name="gr3" draw:text-style-name="P2" xml:id="id36" draw:id="id36" draw:layer="layout" svg:width="3.302cm" svg:height="2.286cm" svg:x="60.69cm" svg:y="64.119cm">
          <text:p text:style-name="P1"><text:span text:style-name="T1">operation</text:span></text:p>
        </draw:ellipse>
        <draw:ellipse draw:style-name="gr3" draw:text-style-name="P2" xml:id="id38" draw:id="id38" draw:layer="layout" svg:width="2.794cm" svg:height="1.651cm" svg:x="67.421cm" svg:y="60.944cm">
          <text:p text:style-name="P1"><text:span text:style-name="T1">Export</text:span></text:p>
        </draw:ellipse>
        <draw:ellipse draw:style-name="gr3" draw:text-style-name="P2" xml:id="id39" draw:id="id39" draw:layer="layout" svg:width="2.794cm" svg:height="1.397cm" svg:x="67.548cm" svg:y="63.103cm">
          <text:p text:style-name="P1"><text:span text:style-name="T1">Rename</text:span></text:p>
        </draw:ellipse>
        <draw:ellipse draw:style-name="gr3" draw:text-style-name="P2" xml:id="id40" draw:id="id40" draw:layer="layout" svg:width="2.794cm" svg:height="1.27cm" svg:x="67.548cm" svg:y="64.754cm">
          <text:p text:style-name="P1"><text:span text:style-name="T1">Delete</text:span></text:p>
        </draw:ellipse>
        <draw:ellipse draw:style-name="gr3" draw:text-style-name="P2" xml:id="id41" draw:id="id41" draw:layer="layout" svg:width="3.175cm" svg:height="1.524cm" svg:x="67.294cm" svg:y="66.405cm">
          <text:p text:style-name="P1"><text:span text:style-name="T1">Select</text:span></text:p>
        </draw:ellipse>
        <draw:ellipse draw:style-name="gr3" draw:text-style-name="P2" xml:id="id42" draw:id="id42" draw:layer="layout" svg:width="3.302cm" svg:height="1.651cm" svg:x="67.421cm" svg:y="68.183cm">
          <text:p text:style-name="P1"><text:span text:style-name="T1">View</text:span></text:p>
        </draw:ellipse>
        <draw:ellipse draw:style-name="gr3" draw:text-style-name="P2" xml:id="id37" draw:id="id37" draw:layer="layout" svg:width="3.302cm" svg:height="2.921cm" svg:x="61.198cm" svg:y="71.993cm">
          <text:p text:style-name="P1"><text:span text:style-name="T1">Export all</text:span></text:p>
          <text:p text:style-name="P1"><text:span text:style-name="T1">contacts</text:span></text:p>
        </draw:ellipse>
        <draw:custom-shape draw:style-name="gr8" draw:text-style-name="P2" draw:layer="layout" svg:width="4.191cm" svg:height="4.699cm" svg:x="67.167cm" svg:y="71.358cm">
          <text:p text:style-name="P1"><text:span text:style-name="T1">It is like the</text:span></text:p>
          <text:p text:style-name="P1"><text:span text:style-name="T1">User select</text:span></text:p>
          <text:p text:style-name="P1"><text:span text:style-name="T1">All contacts</text:span></text:p>
          <text:p text:style-name="P1"><text:span text:style-name="T1">And export</text:span></text:p>
          <text:p text:style-name="P1"><text:span text:style-name="T1">them</text:span></text:p>
          <draw:enhanced-geometry svg:viewBox="0 0 21600 21600" draw:text-areas="800 800 20800 20800" draw:type="round-rectangular-callout" draw:modifiers="-12891.9847328244 10230.12765957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5" draw:text-style-name="P1" draw:layer="layout" draw:type="lines" svg:x1="57.134cm" svg:y1="69.389cm" svg:x2="60.69cm" svg:y2="65.262cm" draw:start-shape="id6" draw:start-glue-point="1" draw:end-shape="id36" svg:d="M57134 69389h501l2554-4127h501">
          <text:p/>
        </draw:connector>
        <draw:connector draw:style-name="gr5" draw:text-style-name="P1" draw:layer="layout" draw:type="lines" svg:x1="57.134cm" svg:y1="69.389cm" svg:x2="61.198cm" svg:y2="73.453cm" draw:start-shape="id6" draw:start-glue-point="1" draw:end-shape="id37" draw:end-glue-point="3" svg:d="M57134 69389h501l3062 4064h501">
          <text:p/>
        </draw:connector>
        <draw:connector draw:style-name="gr5" draw:text-style-name="P1" draw:layer="layout" draw:type="lines" svg:x1="63.992cm" svg:y1="65.262cm" svg:x2="67.421cm" svg:y2="61.769cm" draw:start-shape="id36" draw:start-glue-point="1" draw:end-shape="id38" draw:end-glue-point="3" svg:d="M63992 65262h501l2427-3493h501">
          <text:p/>
        </draw:connector>
        <draw:connector draw:style-name="gr5" draw:text-style-name="P1" draw:layer="layout" draw:type="lines" svg:x1="63.992cm" svg:y1="65.262cm" svg:x2="67.548cm" svg:y2="63.801cm" draw:start-shape="id36" draw:start-glue-point="1" draw:end-shape="id39" draw:end-glue-point="3" svg:d="M63992 65262h501l2554-1461h501">
          <text:p/>
        </draw:connector>
        <draw:connector draw:style-name="gr5" draw:text-style-name="P1" draw:layer="layout" draw:type="lines" svg:x1="63.992cm" svg:y1="65.262cm" svg:x2="67.548cm" svg:y2="65.389cm" draw:start-shape="id36" draw:start-glue-point="1" draw:end-shape="id40" draw:end-glue-point="3" svg:d="M63992 65262h501l2554 127h501">
          <text:p/>
        </draw:connector>
        <draw:connector draw:style-name="gr5" draw:text-style-name="P1" draw:layer="layout" draw:type="lines" svg:x1="63.992cm" svg:y1="65.262cm" svg:x2="67.294cm" svg:y2="67.167cm" draw:start-shape="id36" draw:start-glue-point="1" draw:end-shape="id41" svg:d="M63992 65262h501l2300 1905h501">
          <text:p/>
        </draw:connector>
        <draw:connector draw:style-name="gr5" draw:text-style-name="P1" draw:layer="layout" draw:type="lines" svg:x1="63.992cm" svg:y1="65.262cm" svg:x2="67.421cm" svg:y2="69.008cm" draw:start-shape="id36" draw:start-glue-point="1" draw:end-shape="id42" draw:end-glue-point="3" svg:d="M63992 65262h501l2427 3746h501">
          <text:p/>
        </draw:connector>
        <draw:ellipse draw:style-name="gr3" draw:text-style-name="P2" xml:id="id44" draw:id="id44" draw:layer="layout" svg:width="3.302cm" svg:height="2.286cm" svg:x="61.579cm" svg:y="85.582cm">
          <text:p text:style-name="P1"><text:span text:style-name="T1">operation</text:span></text:p>
        </draw:ellipse>
        <draw:ellipse draw:style-name="gr3" draw:text-style-name="P2" xml:id="id46" draw:id="id46" draw:layer="layout" svg:width="2.794cm" svg:height="1.651cm" svg:x="67.929cm" svg:y="83.677cm">
          <text:p text:style-name="P1"><text:span text:style-name="T1">Export</text:span></text:p>
        </draw:ellipse>
        <draw:ellipse draw:style-name="gr3" draw:text-style-name="P2" xml:id="id47" draw:id="id47" draw:layer="layout" svg:width="2.794cm" svg:height="1.27cm" svg:x="67.929cm" svg:y="85.836cm">
          <text:p text:style-name="P1"><text:span text:style-name="T1">Delete</text:span></text:p>
        </draw:ellipse>
        <draw:ellipse draw:style-name="gr3" draw:text-style-name="P2" xml:id="id48" draw:id="id48" draw:layer="layout" svg:width="3.175cm" svg:height="1.524cm" svg:x="67.675cm" svg:y="87.487cm">
          <text:p text:style-name="P1"><text:span text:style-name="T1">Select</text:span></text:p>
        </draw:ellipse>
        <draw:ellipse draw:style-name="gr3" draw:text-style-name="P2" xml:id="id49" draw:id="id49" draw:layer="layout" svg:width="3.81cm" svg:height="2.413cm" svg:x="67.802cm" svg:y="89.519cm">
          <text:p text:style-name="P1"><text:span text:style-name="T1">View chat</text:span></text:p>
          <text:p text:style-name="P1"><text:span text:style-name="T1">messages</text:span></text:p>
        </draw:ellipse>
        <draw:ellipse draw:style-name="gr3" draw:text-style-name="P2" xml:id="id45" draw:id="id45" draw:layer="layout" svg:width="3.302cm" svg:height="2.921cm" svg:x="61.579cm" svg:y="94.091cm">
          <text:p text:style-name="P1"><text:span text:style-name="T1">Export all</text:span></text:p>
          <text:p text:style-name="P1"><text:span text:style-name="T1">chats</text:span></text:p>
        </draw:ellipse>
        <draw:custom-shape draw:style-name="gr8" draw:text-style-name="P2" draw:layer="layout" svg:width="4.191cm" svg:height="4.699cm" svg:x="67.548cm" svg:y="93.456cm">
          <text:p text:style-name="P1"><text:span text:style-name="T1">It is like the</text:span></text:p>
          <text:p text:style-name="P1"><text:span text:style-name="T1">User select</text:span></text:p>
          <text:p text:style-name="P1"><text:span text:style-name="T1">All chats</text:span></text:p>
          <text:p text:style-name="P1"><text:span text:style-name="T1">And export</text:span></text:p>
          <text:p text:style-name="P1"><text:span text:style-name="T1">them</text:span></text:p>
          <draw:enhanced-geometry svg:viewBox="0 0 21600 21600" draw:text-areas="800 800 20800 20800" draw:type="round-rectangular-callout" draw:modifiers="-12891.9847328244 10230.12765957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3" draw:text-style-name="P1" xml:id="id43" draw:id="id43" draw:layer="layout" svg:width="4.191cm" svg:height="2.159cm" svg:x="61.579cm" svg:y="80.248cm">
          <text:p text:style-name="P1">View chats</text:p>
        </draw:ellipse>
        <draw:connector draw:style-name="gr5" draw:text-style-name="P1" draw:layer="layout" draw:type="lines" svg:x1="58.023cm" svg:y1="86.788cm" svg:x2="61.579cm" svg:y2="81.327cm" draw:start-shape="id7" draw:start-glue-point="1" draw:end-shape="id43" draw:end-glue-point="3" svg:d="M58023 86788h501l2554-5461h501">
          <text:p/>
        </draw:connector>
        <draw:connector draw:style-name="gr5" draw:text-style-name="P1" draw:layer="layout" draw:type="lines" svg:x1="58.023cm" svg:y1="86.788cm" svg:x2="61.579cm" svg:y2="86.725cm" draw:start-shape="id7" draw:start-glue-point="1" draw:end-shape="id44" draw:end-glue-point="3" svg:d="M58023 86788h501l2554-63h501">
          <text:p/>
        </draw:connector>
        <draw:connector draw:style-name="gr5" draw:text-style-name="P1" draw:layer="layout" draw:type="lines" svg:x1="58.023cm" svg:y1="86.788cm" svg:x2="61.579cm" svg:y2="95.551cm" draw:start-shape="id7" draw:end-shape="id45" draw:end-glue-point="3" svg:d="M58023 86788h501l2554 8763h501">
          <text:p/>
        </draw:connector>
        <draw:connector draw:style-name="gr5" draw:text-style-name="P1" draw:layer="layout" draw:type="lines" svg:x1="64.881cm" svg:y1="86.725cm" svg:x2="67.929cm" svg:y2="84.502cm" draw:start-shape="id44" draw:start-glue-point="1" draw:end-shape="id46" draw:end-glue-point="3" svg:d="M64881 86725h501l2046-2223h501">
          <text:p/>
        </draw:connector>
        <draw:connector draw:style-name="gr5" draw:text-style-name="P1" draw:layer="layout" draw:type="lines" svg:x1="64.881cm" svg:y1="86.725cm" svg:x2="67.929cm" svg:y2="86.471cm" draw:start-shape="id44" draw:start-glue-point="1" draw:end-shape="id47" draw:end-glue-point="3" svg:d="M64881 86725h501l2046-254h501">
          <text:p/>
        </draw:connector>
        <draw:connector draw:style-name="gr5" draw:text-style-name="P1" draw:layer="layout" draw:type="lines" svg:x1="64.881cm" svg:y1="86.725cm" svg:x2="67.675cm" svg:y2="88.249cm" draw:start-shape="id44" draw:start-glue-point="1" draw:end-shape="id48" draw:end-glue-point="3" svg:d="M64881 86725h501l1792 1524h501">
          <text:p/>
        </draw:connector>
        <draw:connector draw:style-name="gr5" draw:text-style-name="P1" draw:layer="layout" draw:type="lines" svg:x1="64.881cm" svg:y1="86.725cm" svg:x2="67.802cm" svg:y2="90.725cm" draw:start-shape="id44" draw:start-glue-point="1" draw:end-shape="id49" draw:end-glue-point="3" svg:d="M64881 86725h501l1919 4000h501">
          <text:p/>
        </draw:connector>
        <draw:ellipse draw:style-name="gr3" draw:text-style-name="P2" xml:id="id50" draw:id="id50" draw:layer="layout" svg:width="3.302cm" svg:height="2.286cm" svg:x="62.341cm" svg:y="107.299cm">
          <text:p text:style-name="P1"><text:span text:style-name="T1">operation</text:span></text:p>
        </draw:ellipse>
        <draw:ellipse draw:style-name="gr3" draw:text-style-name="P2" xml:id="id53" draw:id="id53" draw:layer="layout" svg:width="2.794cm" svg:height="1.651cm" svg:x="67.802cm" svg:y="104.886cm">
          <text:p text:style-name="P1"><text:span text:style-name="T1">Export</text:span></text:p>
        </draw:ellipse>
        <draw:ellipse draw:style-name="gr3" draw:text-style-name="P2" xml:id="id54" draw:id="id54" draw:layer="layout" svg:width="2.794cm" svg:height="1.27cm" svg:x="67.802cm" svg:y="107.045cm">
          <text:p text:style-name="P1"><text:span text:style-name="T1">Delete</text:span></text:p>
        </draw:ellipse>
        <draw:ellipse draw:style-name="gr3" draw:text-style-name="P2" xml:id="id55" draw:id="id55" draw:layer="layout" svg:width="3.175cm" svg:height="1.524cm" svg:x="67.548cm" svg:y="108.696cm">
          <text:p text:style-name="P1"><text:span text:style-name="T1">Select</text:span></text:p>
        </draw:ellipse>
        <draw:ellipse draw:style-name="gr3" draw:text-style-name="P2" xml:id="id56" draw:id="id56" draw:layer="layout" svg:width="2.921cm" svg:height="1.524cm" svg:x="67.675cm" svg:y="110.728cm">
          <text:p text:style-name="P1"><text:span text:style-name="T1">Play</text:span></text:p>
        </draw:ellipse>
        <draw:ellipse draw:style-name="gr3" draw:text-style-name="P2" xml:id="id51" draw:id="id51" draw:layer="layout" svg:width="3.302cm" svg:height="2.921cm" svg:x="62.087cm" svg:y="114.284cm">
          <text:p text:style-name="P1"><text:span text:style-name="T1">Export all</text:span></text:p>
          <text:p text:style-name="P1"><text:span text:style-name="T1">Voice notes</text:span></text:p>
        </draw:ellipse>
        <draw:custom-shape draw:style-name="gr8" draw:text-style-name="P2" draw:layer="layout" svg:width="4.191cm" svg:height="4.699cm" svg:x="68.056cm" svg:y="113.649cm">
          <text:p text:style-name="P1"><text:span text:style-name="T1">It is like the</text:span></text:p>
          <text:p text:style-name="P1"><text:span text:style-name="T1">User select</text:span></text:p>
          <text:p text:style-name="P1"><text:span text:style-name="T1">All voice notes</text:span></text:p>
          <text:p text:style-name="P1"><text:span text:style-name="T1">And export</text:span></text:p>
          <text:p text:style-name="P1"><text:span text:style-name="T1">them</text:span></text:p>
          <draw:enhanced-geometry svg:viewBox="0 0 21600 21600" draw:text-areas="800 800 20800 20800" draw:type="round-rectangular-callout" draw:modifiers="-12891.9847328244 10230.12765957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3" draw:text-style-name="P2" xml:id="id52" draw:id="id52" draw:layer="layout" svg:width="4.191cm" svg:height="2.159cm" svg:x="61.96cm" svg:y="101.457cm">
          <text:p text:style-name="P1"><text:span text:style-name="T1">View voice</text:span></text:p>
          <text:p text:style-name="P1"><text:span text:style-name="T1">notes</text:span></text:p>
        </draw:ellipse>
        <draw:connector draw:style-name="gr5" draw:text-style-name="P1" draw:layer="layout" draw:type="lines" svg:x1="59.039cm" svg:y1="111.871cm" svg:x2="62.341cm" svg:y2="108.442cm" draw:start-shape="id8" draw:start-glue-point="1" draw:end-shape="id50" draw:end-glue-point="3" svg:d="M59039 111871h501l2300-3429h501">
          <text:p/>
        </draw:connector>
        <draw:connector draw:style-name="gr5" draw:text-style-name="P1" draw:layer="layout" draw:type="lines" svg:x1="59.039cm" svg:y1="111.871cm" svg:x2="62.087cm" svg:y2="115.744cm" draw:start-shape="id8" draw:start-glue-point="1" draw:end-shape="id51" draw:end-glue-point="3" svg:d="M59039 111871h501l2046 3873h501">
          <text:p/>
        </draw:connector>
        <draw:connector draw:style-name="gr5" draw:text-style-name="P1" draw:layer="layout" draw:type="lines" svg:x1="59.039cm" svg:y1="111.871cm" svg:x2="61.96cm" svg:y2="102.536cm" draw:start-shape="id8" draw:start-glue-point="1" draw:end-shape="id52" draw:end-glue-point="3" svg:d="M59039 111871h501l1919-9335h501">
          <text:p/>
        </draw:connector>
        <draw:connector draw:style-name="gr5" draw:text-style-name="P1" draw:layer="layout" draw:type="lines" svg:x1="65.643cm" svg:y1="108.442cm" svg:x2="67.802cm" svg:y2="105.711cm" draw:start-shape="id50" draw:start-glue-point="1" draw:end-shape="id53" svg:d="M65643 108442h501l1157-2731h501">
          <text:p/>
        </draw:connector>
        <draw:connector draw:style-name="gr5" draw:text-style-name="P1" draw:layer="layout" draw:type="lines" svg:x1="65.643cm" svg:y1="108.442cm" svg:x2="67.802cm" svg:y2="107.68cm" draw:start-shape="id50" draw:start-glue-point="1" draw:end-shape="id54" draw:end-glue-point="3" svg:d="M65643 108442h501l1157-762h501">
          <text:p/>
        </draw:connector>
        <draw:connector draw:style-name="gr5" draw:text-style-name="P1" draw:layer="layout" draw:type="lines" svg:x1="65.643cm" svg:y1="108.442cm" svg:x2="67.548cm" svg:y2="109.458cm" draw:start-shape="id50" draw:start-glue-point="1" draw:end-shape="id55" svg:d="M65643 108442h501l903 1016h501">
          <text:p/>
        </draw:connector>
        <draw:connector draw:style-name="gr5" draw:text-style-name="P1" draw:layer="layout" draw:type="lines" svg:x1="65.643cm" svg:y1="108.442cm" svg:x2="67.675cm" svg:y2="111.49cm" draw:start-shape="id50" draw:start-glue-point="1" draw:end-shape="id56" draw:end-glue-point="3" svg:d="M65643 108442h501l1030 3048h501">
          <text:p/>
        </draw:connector>
        <draw:ellipse draw:style-name="gr3" draw:text-style-name="P1" xml:id="id57" draw:id="id57" draw:layer="layout" svg:width="4.826cm" svg:height="2.794cm" svg:x="40.116cm" svg:y="8.239cm">
          <text:p text:style-name="P1">Export</text:p>
        </draw:ellipse>
        <draw:connector draw:style-name="gr5" draw:text-style-name="P1" draw:layer="layout" draw:type="lines" svg:x1="37.576cm" svg:y1="9.763cm" svg:x2="40.116cm" svg:y2="9.636cm" draw:start-shape="id9" draw:start-glue-point="1" draw:end-shape="id57" svg:d="M37576 9763h501l1538-127h501">
          <text:p/>
        </draw:connector>
        <draw:ellipse draw:style-name="gr3" draw:text-style-name="P1" xml:id="id58" draw:id="id58" draw:layer="layout" svg:width="6.223cm" svg:height="2.286cm" svg:x="19.034cm" svg:y="50.911cm">
          <text:p text:style-name="P1">Except some</text:p>
          <text:p text:style-name="P1">domains</text:p>
        </draw:ellipse>
        <draw:connector draw:style-name="gr5" draw:text-style-name="P1" draw:layer="layout" draw:type="lines" svg:x1="16.113cm" svg:y1="52.181cm" svg:x2="19.034cm" svg:y2="52.054cm" draw:start-shape="id10" draw:start-glue-point="1" draw:end-shape="id58" draw:end-glue-point="3" svg:d="M16113 52181h501l1919-127h501">
          <text:p/>
        </draw:connector>
      </draw:page>
      <draw:page draw:name="Activity diagram" draw:style-name="dp1" draw:master-page-name="Default">
        <draw:rect draw:style-name="gr9" draw:text-style-name="P3" draw:layer="layout" svg:width="29.21cm" svg:height="14.351cm" svg:x="52.562cm" svg:y="23.606cm">
          <text:p/>
        </draw:rect>
        <draw:rect draw:style-name="gr9" draw:text-style-name="P3" draw:layer="layout" svg:width="29.083cm" svg:height="19.05cm" svg:x="52.943cm" svg:y="3.286cm">
          <text:p/>
        </draw:rect>
        <draw:rect draw:style-name="gr10" draw:text-style-name="P1" draw:layer="layout" svg:width="31.75cm" svg:height="25.273cm" draw:transform="skewX (-0.0041887902047856) rotate (-0.00418879020597209) translate (87.868cm 3.159cm)">
          <text:p/>
        </draw:rect>
        <draw:rect draw:style-name="gr11" draw:text-style-name="P1" draw:layer="layout" svg:width="48.26cm" svg:height="20.066cm" svg:x="1.508cm" svg:y="53.451cm">
          <text:p/>
        </draw:rect>
        <draw:rect draw:style-name="gr11" draw:text-style-name="P1" draw:layer="layout" svg:width="48.641cm" svg:height="27.813cm" svg:x="1.254cm" svg:y="24.114cm">
          <text:p/>
        </draw:rect>
        <draw:custom-shape draw:style-name="gr12" draw:text-style-name="P1" draw:layer="layout" svg:width="48.514cm" svg:height="19.812cm" svg:x="1.381cm" svg:y="2.65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3" draw:layer="layout" svg:width="7.366cm" svg:height="1.016cm" svg:x="5.445cm" svg:y="3.667cm">
          <draw:text-box>
            <text:p>Choosing backup folder</text:p>
          </draw:text-box>
        </draw:frame>
        <draw:custom-shape draw:style-name="gr14" draw:text-style-name="P1" xml:id="id59" draw:id="id59" draw:layer="layout" svg:width="2.413cm" svg:height="2.413cm" svg:x="2.143cm" svg:y="6.461cm">
          <text:p text:style-name="P1">Star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lines" svg:x1="4.556cm" svg:y1="7.668cm" svg:x2="9.42cm" svg:y2="7.731cm" draw:start-shape="id59" draw:start-glue-point="10" draw:end-shape="id60" draw:end-glue-point="6" svg:d="M4556 7668h500l3189 63h1175">
          <text:p/>
        </draw:connector>
        <draw:custom-shape draw:style-name="gr14" draw:text-style-name="P1" xml:id="id60" draw:id="id60" draw:layer="layout" svg:width="6.731cm" svg:height="2.286cm" svg:x="8.747cm" svg:y="6.588cm">
          <text:p text:style-name="P1">Detect default</text:p>
          <text:p text:style-name="P1">Backup locations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1" xml:id="id61" draw:id="id61" draw:layer="layout" svg:width="5.461cm" svg:height="3.937cm" svg:x="18.907cm" svg:y="5.826cm">
          <text:p text:style-name="P1">Found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" draw:text-style-name="P1" draw:layer="layout" draw:type="lines" svg:x1="14.793cm" svg:y1="7.731cm" svg:x2="18.907cm" svg:y2="7.795cm" draw:start-shape="id60" draw:start-glue-point="9" draw:end-shape="id61" draw:end-glue-point="5" svg:d="M14793 7731h1186l2426 64h502">
          <text:p/>
        </draw:connector>
        <draw:custom-shape draw:style-name="gr14" draw:text-style-name="P1" xml:id="id62" draw:id="id62" draw:layer="layout" svg:width="5.461cm" svg:height="2.413cm" svg:x="19.034cm" svg:y="12.557cm">
          <text:p text:style-name="P1">Show backup</text:p>
          <text:p text:style-name="P1">Folder names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5" draw:text-style-name="P1" draw:layer="layout" draw:type="lines" svg:x1="21.638cm" svg:y1="9.763cm" svg:x2="21.765cm" svg:y2="12.557cm" draw:start-shape="id61" draw:start-glue-point="6" draw:end-shape="id62" draw:end-glue-point="4" svg:d="M21638 9763v501l127 1791v502">
          <text:p/>
        </draw:connector>
        <draw:connector draw:style-name="gr15" draw:text-style-name="P1" draw:layer="layout" draw:type="lines" draw:line-skew="3.563cm 4.706cm" svg:x1="24.368cm" svg:y1="7.795cm" svg:x2="23.352cm" svg:y2="18.526cm" draw:start-shape="id61" draw:start-glue-point="7" draw:end-shape="id63" draw:end-glue-point="10" svg:d="M24368 7795h4064l127 10731h-5207">
          <text:p/>
        </draw:connector>
        <draw:custom-shape draw:style-name="gr14" draw:text-style-name="P1" xml:id="id63" draw:id="id63" draw:layer="layout" svg:width="3.048cm" svg:height="3.048cm" svg:x="20.304cm" svg:y="17.002cm">
          <text:p text:style-name="P1">En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layer="layout" svg:width="1.778cm" svg:height="0.963cm" svg:x="20.05cm" svg:y="9.943cm">
          <draw:text-box>
            <text:p>Yes</text:p>
          </draw:text-box>
        </draw:frame>
        <draw:frame draw:style-name="gr16" draw:layer="layout" svg:width="1.778cm" svg:height="0.963cm" svg:x="24.495cm" svg:y="7.985cm">
          <draw:text-box>
            <text:p>No</text:p>
          </draw:text-box>
        </draw:frame>
        <draw:connector draw:style-name="gr15" draw:text-style-name="P1" draw:layer="layout" draw:type="lines" svg:x1="21.765cm" svg:y1="14.97cm" svg:x2="21.828cm" svg:y2="17.002cm" draw:start-shape="id62" draw:start-glue-point="6" draw:end-shape="id63" svg:d="M21765 14970v501l63 1030v501">
          <text:p/>
        </draw:connector>
        <draw:custom-shape draw:style-name="gr14" draw:text-style-name="P1" xml:id="id64" draw:id="id64" draw:layer="layout" svg:width="3.175cm" svg:height="3.175cm" svg:x="2.27cm" svg:y="28.178cm">
          <text:p text:style-name="P1">Star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5.207cm" svg:height="1.016cm" svg:x="5.191cm" svg:y="24.495cm">
          <draw:text-box>
            <text:p>Import backup</text:p>
          </draw:text-box>
        </draw:frame>
        <draw:rect draw:style-name="gr17" draw:text-style-name="P1" xml:id="id65" draw:id="id65" draw:layer="layout" svg:width="6.731cm" svg:height="2.921cm" svg:x="8.239cm" svg:y="28.432cm">
          <text:p text:style-name="P1">Select from detected</text:p>
          <text:p text:style-name="P1">Backup folders</text:p>
        </draw:rect>
        <draw:custom-shape draw:style-name="gr18" draw:text-style-name="P1" xml:id="id66" draw:id="id66" draw:layer="layout" svg:width="3.81cm" svg:height="3.81cm" svg:x="20.431cm" svg:y="28.051cm"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rect draw:style-name="gr17" draw:text-style-name="P1" xml:id="id70" draw:id="id70" draw:layer="layout" svg:width="6.477cm" svg:height="2.54cm" svg:x="19.257cm" svg:y="42.148cm">
          <text:p text:style-name="P1">Load backup from</text:p>
          <text:p text:style-name="P1">folder</text:p>
        </draw:rect>
        <draw:custom-shape draw:style-name="gr14" draw:text-style-name="P1" xml:id="id69" draw:id="id69" draw:layer="layout" svg:width="3.302cm" svg:height="3.175cm" svg:x="20.785cm" svg:y="48.017cm">
          <text:p text:style-name="P1">En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7" draw:text-style-name="P1" xml:id="id68" draw:id="id68" draw:layer="layout" svg:width="6.604cm" svg:height="2.794cm" svg:x="29.321cm" svg:y="28.432cm">
          <text:p text:style-name="P1">Choose folder</text:p>
        </draw:rect>
        <draw:connector draw:style-name="gr15" draw:text-style-name="P1" draw:layer="layout" draw:type="lines" svg:x1="5.445cm" svg:y1="29.766cm" svg:x2="8.239cm" svg:y2="29.892cm" draw:start-shape="id64" draw:start-glue-point="10" draw:end-shape="id65" draw:end-glue-point="3" svg:d="M5445 29766h500l1793 126h501">
          <text:p/>
        </draw:connector>
        <draw:connector draw:style-name="gr15" draw:text-style-name="P1" draw:layer="layout" draw:type="lines" svg:x1="14.97cm" svg:y1="29.892cm" svg:x2="20.431cm" svg:y2="29.956cm" draw:start-shape="id65" draw:start-glue-point="1" draw:end-shape="id66" draw:end-glue-point="5" svg:d="M14970 29892h501l4459 64h501">
          <text:p/>
        </draw:connector>
        <draw:connector draw:style-name="gr15" draw:text-style-name="P1" draw:layer="layout" draw:type="lines" svg:x1="22.336cm" svg:y1="31.861cm" svg:x2="22.527cm" svg:y2="35.29cm" draw:start-shape="id66" draw:start-glue-point="6" draw:end-shape="id67" draw:end-glue-point="4" svg:d="M22336 31861v502l191 2426v501">
          <text:p/>
        </draw:connector>
        <draw:connector draw:style-name="gr15" draw:text-style-name="P1" draw:layer="layout" draw:type="lines" svg:x1="24.241cm" svg:y1="29.956cm" svg:x2="29.321cm" svg:y2="29.829cm" draw:start-shape="id66" draw:start-glue-point="7" draw:end-shape="id68" draw:end-glue-point="3" svg:d="M24241 29956h502l4077-127h501">
          <text:p/>
        </draw:connector>
        <draw:connector draw:style-name="gr15" draw:text-style-name="P1" draw:layer="layout" draw:type="lines" draw:line-skew="2.928cm" svg:x1="32.623cm" svg:y1="31.226cm" svg:x2="22.527cm" svg:y2="35.29cm" draw:start-shape="id68" draw:start-glue-point="2" draw:end-shape="id67" draw:end-glue-point="4" svg:d="M32623 31226v3429l-10096 134v501">
          <text:p/>
        </draw:connector>
        <draw:connector draw:style-name="gr15" draw:text-style-name="P1" draw:layer="layout" draw:type="lines" svg:x1="22.495cm" svg:y1="44.688cm" svg:x2="22.436cm" svg:y2="48.017cm" draw:end-shape="id69" draw:end-glue-point="4" svg:d="M22495 44688l-59 2827v502">
          <text:p/>
        </draw:connector>
        <draw:frame draw:style-name="gr19" draw:layer="layout" svg:width="1.535cm" svg:height="0.963cm" svg:x="20.431cm" svg:y="31.914cm">
          <draw:text-box>
            <text:p>Yes</text:p>
          </draw:text-box>
        </draw:frame>
        <draw:frame draw:style-name="gr20" draw:layer="layout" svg:width="1.311cm" svg:height="0.963cm" svg:x="24.114cm" svg:y="28.813cm">
          <draw:text-box draw:corner-radius="0.265cm">
            <text:p>No</text:p>
          </draw:text-box>
        </draw:frame>
        <draw:custom-shape draw:style-name="gr14" draw:text-style-name="P1" xml:id="id67" draw:id="id67" draw:layer="layout" svg:width="4.191cm" svg:height="3.556cm" svg:x="20.431cm" svg:y="35.29cm">
          <text:p text:style-name="P1">Is valid</text:p>
          <text:p text:style-name="P1">directory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" draw:text-style-name="P1" draw:layer="layout" draw:type="lines" svg:x1="22.527cm" svg:y1="38.846cm" svg:x2="22.495cm" svg:y2="42.148cm" draw:start-shape="id67" draw:start-glue-point="6" draw:end-shape="id70" draw:end-glue-point="0" svg:d="M22527 38846v502l-32 2299v501">
          <text:p/>
        </draw:connector>
        <draw:frame draw:style-name="gr21" draw:layer="layout" svg:width="1.778cm" svg:height="1.09cm" svg:x="20.685cm" svg:y="38.719cm">
          <draw:text-box>
            <text:p>Yes</text:p>
          </draw:text-box>
        </draw:frame>
        <draw:frame draw:style-name="gr21" draw:layer="layout" svg:width="1.778cm" svg:height="1.09cm" svg:x="24.749cm" svg:y="35.978cm">
          <draw:text-box>
            <text:p>No</text:p>
          </draw:text-box>
        </draw:frame>
        <draw:connector draw:style-name="gr15" draw:text-style-name="P1" draw:layer="layout" draw:type="lines" draw:line-skew="6.992cm" svg:x1="24.622cm" svg:y1="37.068cm" svg:x2="32.274cm" svg:y2="48.117cm" draw:start-shape="id67" draw:start-glue-point="7" draw:end-shape="id71" draw:end-glue-point="0" svg:d="M24622 37068h7493l159 10548v501">
          <text:p/>
        </draw:connector>
        <draw:rect draw:style-name="gr17" draw:text-style-name="P1" xml:id="id71" draw:id="id71" draw:layer="layout" svg:width="5.207cm" svg:height="2.921cm" svg:x="29.671cm" svg:y="48.117cm">
          <text:p text:style-name="P1">Notify user</text:p>
        </draw:rect>
        <draw:connector draw:style-name="gr15" draw:text-style-name="P1" draw:layer="layout" draw:type="lines" svg:x1="29.671cm" svg:y1="49.577cm" svg:x2="24.087cm" svg:y2="49.605cm" draw:start-shape="id71" draw:start-glue-point="3" draw:end-shape="id69" draw:end-glue-point="10" svg:d="M29671 49577h-501l-4582 28h-501">
          <text:p/>
        </draw:connector>
        <draw:frame draw:style-name="gr22" draw:layer="layout" svg:width="7.747cm" svg:height="1.27cm" svg:x="5.191cm" svg:y="53.959cm">
          <draw:text-box>
            <text:p>Load backup from folder</text:p>
          </draw:text-box>
        </draw:frame>
        <draw:custom-shape draw:style-name="gr14" draw:text-style-name="P1" xml:id="id72" draw:id="id72" draw:layer="layout" svg:width="2.54cm" svg:height="2.54cm" svg:x="2.27cm" svg:y="56.626cm">
          <text:p text:style-name="P1">Star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7" draw:text-style-name="P1" xml:id="id73" draw:id="id73" draw:layer="layout" svg:width="8.255cm" svg:height="2.794cm" svg:x="8.62cm" svg:y="56.626cm">
          <text:p text:style-name="P1">Check necessary</text:p>
          <text:p text:style-name="P1">Backup files</text:p>
        </draw:rect>
        <draw:custom-shape draw:style-name="gr18" draw:text-style-name="P1" xml:id="id74" draw:id="id74" draw:layer="layout" svg:width="4.318cm" svg:height="3.556cm" svg:x="22.463cm" svg:y="56.245cm"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rect draw:style-name="gr17" draw:text-style-name="P1" xml:id="id75" draw:id="id75" draw:layer="layout" svg:width="5.842cm" svg:height="3.175cm" svg:x="21.828cm" svg:y="63.738cm">
          <text:p text:style-name="P1">Notify user</text:p>
        </draw:rect>
        <draw:custom-shape draw:style-name="gr14" draw:text-style-name="P1" xml:id="id76" draw:id="id76" draw:layer="layout" svg:width="3.683cm" svg:height="2.794cm" svg:x="22.844cm" svg:y="69.834cm">
          <text:p text:style-name="P1">En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lines" svg:x1="4.81cm" svg:y1="57.896cm" svg:x2="8.62cm" svg:y2="58.023cm" draw:start-shape="id72" draw:start-glue-point="10" draw:end-shape="id73" draw:end-glue-point="3" svg:d="M4810 57896h501l2808 127h501">
          <text:p/>
        </draw:connector>
        <draw:connector draw:style-name="gr15" draw:text-style-name="P1" draw:layer="layout" draw:type="lines" svg:x1="16.875cm" svg:y1="58.023cm" svg:x2="22.463cm" svg:y2="58.023cm" draw:start-shape="id73" draw:start-glue-point="1" draw:end-shape="id74" draw:end-glue-point="5" svg:d="M16875 58023h501 4586 501">
          <text:p/>
        </draw:connector>
        <draw:connector draw:style-name="gr15" draw:text-style-name="P1" draw:layer="layout" draw:type="lines" svg:x1="24.622cm" svg:y1="59.801cm" svg:x2="24.749cm" svg:y2="63.738cm" draw:start-shape="id74" draw:start-glue-point="6" draw:end-shape="id75" draw:end-glue-point="0" svg:d="M24622 59801v502l127 2934v501">
          <text:p/>
        </draw:connector>
        <draw:connector draw:style-name="gr15" draw:text-style-name="P1" draw:layer="layout" draw:type="lines" svg:x1="24.749cm" svg:y1="66.913cm" svg:x2="24.685cm" svg:y2="69.834cm" draw:start-shape="id75" draw:start-glue-point="2" draw:end-shape="id76" draw:end-glue-point="4" svg:d="M24749 66913v501l-64 1919v501">
          <text:p/>
        </draw:connector>
        <draw:frame draw:style-name="gr23" draw:layer="layout" svg:width="5.334cm" svg:height="1.675cm" svg:x="19.288cm" svg:y="59.801cm">
          <draw:text-box>
            <text:p>Missing or unsupported files</text:p>
          </draw:text-box>
        </draw:frame>
        <draw:rect draw:style-name="gr17" draw:text-style-name="P1" xml:id="id78" draw:id="id78" draw:layer="layout" svg:width="6.985cm" svg:height="3.048cm" svg:x="38.465cm" svg:y="65.135cm">
          <text:p text:style-name="P1">Parse manifest files</text:p>
        </draw:rect>
        <draw:connector draw:style-name="gr24" draw:text-style-name="P1" draw:layer="layout" svg:x1="26.781cm" svg:y1="58.023cm" svg:x2="38.084cm" svg:y2="58.594cm" draw:start-shape="id74" draw:start-glue-point="7" draw:end-shape="id77" draw:end-glue-point="3" svg:d="M26781 58023h5652v571h5651">
          <text:p/>
        </draw:connector>
        <draw:frame draw:style-name="gr25" draw:layer="layout" svg:width="5.08cm" svg:height="1.225cm" svg:x="26.654cm" svg:y="57.007cm">
          <draw:text-box>
            <text:p>Supported files</text:p>
          </draw:text-box>
        </draw:frame>
        <draw:connector draw:style-name="gr24" draw:text-style-name="P1" draw:layer="layout" svg:x1="41.957cm" svg:y1="68.183cm" svg:x2="26.527cm" svg:y2="71.231cm" draw:start-shape="id78" draw:start-glue-point="2" draw:end-shape="id76" draw:end-glue-point="10" svg:d="M41957 68183v3048h-15430">
          <text:p/>
        </draw:connector>
        <draw:rect draw:style-name="gr17" draw:text-style-name="P1" xml:id="id77" draw:id="id77" draw:layer="layout" svg:width="7.493cm" svg:height="2.921cm" svg:x="38.084cm" svg:y="57.134cm">
          <text:p text:style-name="P1">Clear everything</text:p>
        </draw:rect>
        <draw:connector draw:style-name="gr24" draw:text-style-name="P1" draw:layer="layout" svg:x1="41.83cm" svg:y1="60.055cm" svg:x2="41.957cm" svg:y2="65.135cm" draw:start-shape="id77" draw:start-glue-point="2" draw:end-shape="id78" draw:end-glue-point="0" svg:d="M41830 60055v2540h127v2540">
          <text:p/>
        </draw:connector>
        <draw:frame draw:style-name="gr26" draw:layer="layout" svg:width="5.207cm" svg:height="1.143cm" svg:x="90.027cm" svg:y="3.667cm">
          <draw:text-box>
            <text:p>View images</text:p>
          </draw:text-box>
        </draw:frame>
        <draw:custom-shape draw:style-name="gr27" draw:text-style-name="P1" xml:id="id79" draw:id="id79" draw:layer="layout" svg:width="2.54cm" svg:height="2.54cm" svg:x="88.122cm" svg:y="6.20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80" draw:id="id80" draw:layer="layout" svg:width="5.969cm" svg:height="5.334cm" svg:x="97.012cm" svg:y="5.572cm">
          <text:p text:style-name="P1">Backup folder</text:p>
          <text:p text:style-name="P1">loaded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8" draw:text-style-name="P1" draw:layer="layout" svg:x1="90.662cm" svg:y1="7.477cm" svg:x2="97.012cm" svg:y2="8.239cm" draw:start-shape="id79" draw:start-glue-point="10" draw:end-shape="id80" svg:d="M90662 7477h3175v762h3175">
          <text:p/>
        </draw:connector>
        <draw:rect draw:style-name="gr3" draw:text-style-name="P1" xml:id="id81" draw:id="id81" draw:layer="layout" svg:width="7.239cm" svg:height="3.175cm" svg:x="96.123cm" svg:y="15.859cm">
          <text:p text:style-name="P1">Ask user to select</text:p>
          <text:p text:style-name="P1">Backup folder</text:p>
        </draw:rect>
        <draw:custom-shape draw:style-name="gr27" draw:text-style-name="P1" xml:id="id82" draw:id="id82" draw:layer="layout" svg:width="3.175cm" svg:height="3.175cm" svg:x="98.282cm" svg:y="23.098cm">
          <text:p text:style-name="P1">En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s" svg:x1="99.997cm" svg:y1="10.906cm" svg:x2="99.742cm" svg:y2="15.859cm" draw:start-shape="id80" draw:start-glue-point="6" draw:end-shape="id81" draw:end-glue-point="0" svg:d="M99997 10906v502l-255 3950v501">
          <text:p/>
        </draw:connector>
        <draw:connector draw:style-name="gr29" draw:text-style-name="P1" draw:layer="layout" draw:type="lines" svg:x1="99.742cm" svg:y1="19.034cm" svg:x2="99.87cm" svg:y2="23.098cm" draw:start-shape="id81" draw:start-glue-point="2" draw:end-shape="id82" draw:end-glue-point="4" svg:d="M99742 19034v501l128 3061v502">
          <text:p/>
        </draw:connector>
        <draw:frame draw:style-name="gr30" draw:layer="layout" svg:width="2.413cm" svg:height="1.27cm" svg:x="97.393cm" svg:y="10.906cm">
          <draw:text-box>
            <text:p>No</text:p>
          </draw:text-box>
        </draw:frame>
        <draw:frame draw:style-name="gr30" draw:layer="layout" svg:width="2.413cm" svg:height="1.27cm" svg:x="103.362cm" svg:y="6.842cm">
          <draw:text-box>
            <text:p>Yes</text:p>
          </draw:text-box>
        </draw:frame>
        <draw:rect draw:style-name="gr3" draw:text-style-name="P1" xml:id="id84" draw:id="id84" draw:layer="layout" svg:width="7.239cm" svg:height="3.683cm" svg:x="109.204cm" svg:y="15.478cm">
          <text:p text:style-name="P1">Load images</text:p>
          <text:p text:style-name="P1">In listview</text:p>
        </draw:rect>
        <draw:connector draw:style-name="gr5" draw:text-style-name="P1" draw:layer="layout" draw:type="lines" svg:x1="102.981cm" svg:y1="8.239cm" svg:x2="109.585cm" svg:y2="8.493cm" draw:start-shape="id80" draw:start-glue-point="7" draw:end-shape="id83" draw:end-glue-point="3" svg:d="M102981 8239h501l5602 254h501">
          <text:p/>
        </draw:connector>
        <draw:connector draw:style-name="gr5" draw:text-style-name="P1" draw:layer="layout" draw:type="lines" draw:line-skew="5.595cm" svg:x1="112.823cm" svg:y1="19.161cm" svg:x2="101.457cm" svg:y2="24.686cm" draw:start-shape="id84" draw:start-glue-point="2" draw:end-shape="id82" draw:end-glue-point="10" svg:d="M112823 19161v6096l-10866-571h-500">
          <text:p/>
        </draw:connector>
        <draw:frame draw:style-name="gr31" draw:text-style-name="P4" draw:layer="layout" svg:width="8.255cm" svg:height="1.143cm" svg:x="58.658cm" svg:y="4.048cm">
          <draw:text-box>
            <text:p text:style-name="P4">Show general information</text:p>
          </draw:text-box>
        </draw:frame>
        <draw:custom-shape draw:style-name="gr14" draw:text-style-name="P3" xml:id="id85" draw:id="id85" draw:layer="layout" svg:width="2.032cm" svg:height="1.397cm" svg:x="55.229cm" svg:y="7.096cm">
          <text:p text:style-name="P3">Star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6" draw:id="id86" draw:layer="layout" svg:width="6.604cm" svg:height="3.683cm" svg:x="61.198cm" svg:y="6.334cm">
          <text:p text:style-name="P3">Backup folder</text:p>
          <text:p text:style-name="P3">loaded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" draw:text-style-name="P3" draw:layer="layout" draw:type="lines" svg:x1="57.261cm" svg:y1="7.795cm" svg:x2="61.198cm" svg:y2="8.175cm" draw:start-shape="id85" draw:start-glue-point="10" draw:end-shape="id86" draw:end-glue-point="5" svg:d="M57261 7795h501l2935 380h501">
          <text:p/>
        </draw:connector>
        <draw:rect draw:style-name="gr17" draw:text-style-name="P3" xml:id="id87" draw:id="id87" draw:layer="layout" svg:width="4.699cm" svg:height="2.667cm" svg:x="62.341cm" svg:y="13.319cm">
          <text:p text:style-name="P3">Ask the user</text:p>
          <text:p text:style-name="P3">To choose </text:p>
          <text:p text:style-name="P3">Backup folder</text:p>
        </draw:rect>
        <draw:connector draw:style-name="gr15" draw:text-style-name="P3" draw:layer="layout" draw:type="lines" svg:x1="64.5cm" svg:y1="10.017cm" svg:x2="64.69cm" svg:y2="13.319cm" draw:start-shape="id86" draw:start-glue-point="6" draw:end-shape="id87" draw:end-glue-point="0" svg:d="M64500 10017v500l190 2301v501">
          <text:p/>
        </draw:connector>
        <draw:custom-shape draw:style-name="gr14" draw:text-style-name="P3" xml:id="id88" draw:id="id88" draw:layer="layout" svg:width="2.159cm" svg:height="2.159cm" svg:x="63.357cm" svg:y="18.78cm">
          <text:p text:style-name="P3">En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s" svg:x1="64.69cm" svg:y1="15.986cm" svg:x2="64.437cm" svg:y2="18.78cm" draw:start-shape="id87" draw:start-glue-point="2" draw:end-shape="id88" draw:end-glue-point="4" svg:d="M64690 15986v501l-253 1791v502">
          <text:p/>
        </draw:connector>
        <draw:frame draw:style-name="gr13" draw:text-style-name="P4" draw:layer="layout" svg:width="1.651cm" svg:height="1.016cm" svg:x="62.849cm" svg:y="10.144cm">
          <draw:text-box>
            <text:p text:style-name="P4">No</text:p>
          </draw:text-box>
        </draw:frame>
        <draw:frame draw:style-name="gr16" draw:text-style-name="P4" draw:layer="layout" svg:width="1.651cm" svg:height="0.963cm" svg:x="67.802cm" svg:y="7.096cm">
          <draw:text-box>
            <text:p text:style-name="P4">Yes</text:p>
          </draw:text-box>
        </draw:frame>
        <draw:rect draw:style-name="gr17" draw:text-style-name="P3" xml:id="id89" draw:id="id89" draw:layer="layout" svg:width="6.35cm" svg:height="2.921cm" svg:x="73.009cm" svg:y="6.715cm">
          <text:p text:style-name="P3">Parse plist files</text:p>
          <text:p text:style-name="P3">And</text:p>
          <text:p text:style-name="P3">Manifest db file</text:p>
        </draw:rect>
        <draw:connector draw:style-name="gr15" draw:text-style-name="P3" draw:layer="layout" draw:type="lines" svg:x1="67.802cm" svg:y1="8.175cm" svg:x2="73.009cm" svg:y2="8.175cm" draw:start-shape="id86" draw:start-glue-point="7" draw:end-shape="id89" draw:end-glue-point="3" svg:d="M67802 8175h502 4204 501">
          <text:p/>
        </draw:connector>
        <draw:rect draw:style-name="gr17" draw:text-style-name="P3" xml:id="id91" draw:id="id91" draw:layer="layout" svg:width="6.223cm" svg:height="3.048cm" svg:x="73.009cm" svg:y="14.843cm">
          <text:p text:style-name="P3">Show information</text:p>
        </draw:rect>
        <draw:connector draw:style-name="gr15" draw:text-style-name="P3" draw:layer="layout" draw:type="lines" svg:x1="76.184cm" svg:y1="9.636cm" svg:x2="75.993cm" svg:y2="11.287cm" draw:start-shape="id89" draw:start-glue-point="2" draw:end-shape="id90" draw:end-glue-point="0" svg:d="M76184 9636v501l-191 649v501">
          <text:p/>
        </draw:connector>
        <draw:connector draw:style-name="gr15" draw:text-style-name="P3" draw:layer="layout" draw:type="lines" draw:line-skew="1.658cm" svg:x1="76.12cm" svg:y1="17.891cm" svg:x2="65.516cm" svg:y2="19.86cm" draw:start-shape="id91" draw:start-glue-point="2" draw:end-shape="id88" draw:end-glue-point="10" svg:d="M76120 17891v2159l-10104-190h-500">
          <text:p/>
        </draw:connector>
        <draw:rect draw:style-name="gr17" draw:text-style-name="P3" xml:id="id90" draw:id="id90" draw:layer="layout" svg:width="5.715cm" svg:height="1.651cm" svg:x="73.136cm" svg:y="11.287cm">
          <text:p text:style-name="P3">Clear everything</text:p>
        </draw:rect>
        <draw:connector draw:style-name="gr15" draw:text-style-name="P3" draw:layer="layout" draw:type="lines" svg:x1="75.993cm" svg:y1="12.938cm" svg:x2="76.12cm" svg:y2="14.843cm" draw:start-shape="id90" draw:start-glue-point="2" draw:end-shape="id91" draw:end-glue-point="0" svg:d="M75993 12938v501l127 903v501">
          <text:p/>
        </draw:connector>
        <draw:frame draw:style-name="gr22" draw:text-style-name="P4" draw:layer="layout" svg:width="10.414cm" svg:height="1.27cm" svg:x="54.467cm" svg:y="23.733cm">
          <draw:text-box>
            <text:p text:style-name="P4">Export general information</text:p>
          </draw:text-box>
        </draw:frame>
        <draw:custom-shape draw:style-name="gr14" draw:text-style-name="P3" xml:id="id92" draw:id="id92" draw:layer="layout" svg:width="1.905cm" svg:height="1.651cm" svg:x="54.34cm" svg:y="26.4cm">
          <text:p text:style-name="P3">Star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7" draw:text-style-name="P3" xml:id="id94" draw:id="id94" draw:layer="layout" svg:width="5.588cm" svg:height="1.524cm" svg:x="59.039cm" svg:y="32.242cm">
          <text:p text:style-name="P3">Choose type</text:p>
        </draw:rect>
        <draw:connector draw:style-name="gr15" draw:text-style-name="P3" draw:layer="layout" draw:type="lines" svg:x1="56.245cm" svg:y1="27.226cm" svg:x2="59.534cm" svg:y2="27.583cm" draw:start-shape="id92" draw:start-glue-point="10" draw:end-shape="id93" svg:d="M56245 27226h500l2175 357h614">
          <text:p/>
        </draw:connector>
        <draw:rect draw:style-name="gr17" draw:text-style-name="P3" xml:id="id96" draw:id="id96" draw:layer="layout" svg:width="4.826cm" svg:height="1.397cm" svg:x="66.532cm" svg:y="34.782cm">
          <text:p text:style-name="P3">Parse and save</text:p>
        </draw:rect>
        <draw:custom-shape draw:style-name="gr14" draw:text-style-name="P3" xml:id="id97" draw:id="id97" draw:layer="layout" svg:width="2.413cm" svg:height="1.778cm" svg:x="73.898cm" svg:y="34.655cm">
          <text:p text:style-name="P3">En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3" draw:id="id93" draw:layer="layout" svg:width="4.225cm" svg:height="3.744cm" draw:transform="rotate (0.0609119908945906) translate (59.42cm 25.714cm)">
          <text:p text:style-name="P3">information</text:p>
          <text:p text:style-name="P3">loaded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" draw:text-style-name="P3" draw:layer="layout" draw:type="lines" svg:x1="61.754cm" svg:y1="29.321cm" svg:x2="61.833cm" svg:y2="32.242cm" draw:start-shape="id93" draw:start-glue-point="6" draw:end-shape="id94" draw:end-glue-point="0" svg:d="M61754 29321v631l79 1789v501">
          <text:p/>
        </draw:connector>
        <draw:connector draw:style-name="gr15" draw:text-style-name="P3" draw:layer="layout" draw:type="lines" svg:x1="64.627cm" svg:y1="35.671cm" svg:x2="66.532cm" svg:y2="35.48cm" draw:start-shape="id95" draw:start-glue-point="1" draw:end-shape="id96" draw:end-glue-point="3" svg:d="M64627 35671h501l903-191h501">
          <text:p/>
        </draw:connector>
        <draw:connector draw:style-name="gr15" draw:text-style-name="P3" draw:layer="layout" draw:type="lines" svg:x1="71.358cm" svg:y1="35.48cm" svg:x2="73.898cm" svg:y2="35.544cm" draw:start-shape="id96" draw:start-glue-point="1" draw:end-shape="id97" svg:d="M71358 35480h501l1537 64h502">
          <text:p/>
        </draw:connector>
        <draw:rect draw:style-name="gr17" draw:text-style-name="P3" xml:id="id98" draw:id="id98" draw:layer="layout" svg:width="4.826cm" svg:height="2.54cm" svg:x="72.628cm" svg:y="26.146cm">
          <text:p text:style-name="P3">Ask user to</text:p>
          <text:p text:style-name="P3">Choose backup</text:p>
          <text:p text:style-name="P3">folder</text:p>
        </draw:rect>
        <draw:connector draw:style-name="gr15" draw:text-style-name="P3" draw:layer="layout" draw:type="lines" svg:x1="63.749cm" svg:y1="27.322cm" svg:x2="72.628cm" svg:y2="27.416cm" draw:start-shape="id93" draw:start-glue-point="7" draw:end-shape="id98" draw:end-glue-point="3" svg:d="M63749 27322h617l7761 94h501">
          <text:p/>
        </draw:connector>
        <draw:connector draw:style-name="gr15" draw:text-style-name="P3" draw:layer="layout" draw:type="lines" svg:x1="75.041cm" svg:y1="28.686cm" svg:x2="75.105cm" svg:y2="34.655cm" draw:start-shape="id98" draw:start-glue-point="2" draw:end-shape="id97" draw:end-glue-point="4" svg:d="M75041 28686v501l64 4967v501">
          <text:p/>
        </draw:connector>
        <draw:frame draw:style-name="gr13" draw:text-style-name="P4" draw:layer="layout" svg:width="2.159cm" svg:height="1.016cm" svg:x="59.801cm" svg:y="29.321cm">
          <draw:text-box>
            <text:p text:style-name="P4">Yes</text:p>
          </draw:text-box>
        </draw:frame>
        <draw:frame draw:style-name="gr16" draw:text-style-name="P4" draw:layer="layout" svg:width="1.397cm" svg:height="0.963cm" svg:x="63.611cm" svg:y="26.019cm">
          <draw:text-box>
            <text:p text:style-name="P4">No</text:p>
          </draw:text-box>
        </draw:frame>
        <draw:rect draw:style-name="gr17" draw:text-style-name="P3" xml:id="id95" draw:id="id95" draw:layer="layout" svg:width="5.715cm" svg:height="1.524cm" svg:x="58.912cm" svg:y="34.909cm">
          <text:p text:style-name="P3">Choose destination</text:p>
          <text:p text:style-name="P3">folder</text:p>
        </draw:rect>
        <draw:connector draw:style-name="gr15" draw:text-style-name="P3" draw:layer="layout" draw:type="lines" svg:x1="61.833cm" svg:y1="33.766cm" svg:x2="61.769cm" svg:y2="34.909cm" draw:start-shape="id94" draw:start-glue-point="2" draw:end-shape="id95" draw:end-glue-point="0" svg:d="M61833 33766v501l-64 141v501">
          <text:p/>
        </draw:connector>
        <draw:rect draw:style-name="gr3" draw:text-style-name="P1" xml:id="id83" draw:id="id83" draw:layer="layout" svg:width="5.588cm" svg:height="2.794cm" svg:x="109.585cm" svg:y="7.096cm">
          <text:p text:style-name="P1">Clear everythiong</text:p>
        </draw:rect>
        <draw:connector draw:style-name="gr5" draw:text-style-name="P1" draw:layer="layout" draw:type="lines" svg:x1="112.379cm" svg:y1="9.89cm" svg:x2="112.823cm" svg:y2="15.478cm" draw:start-shape="id83" draw:start-glue-point="2" draw:end-shape="id84" svg:d="M112379 9890v501l444 4586v501">
          <text:p/>
        </draw:connector>
      </draw:page>
      <draw:page draw:name="page3" draw:style-name="dp1" draw:master-page-name="Default">
        <draw:rect draw:style-name="gr32" draw:text-style-name="P1" draw:layer="layout" svg:width="24.765cm" svg:height="17.653cm" svg:x="1.635cm" svg:y="62.468cm">
          <text:p/>
        </draw:rect>
        <draw:rect draw:style-name="gr32" draw:text-style-name="P1" draw:layer="layout" svg:width="23.876cm" svg:height="17.018cm" svg:x="2.016cm" svg:y="21.066cm">
          <text:p/>
        </draw:rect>
        <draw:rect draw:style-name="gr32" draw:text-style-name="P1" draw:layer="layout" svg:width="24.384cm" svg:height="18.542cm" svg:x="1.254cm" svg:y="42.656cm">
          <text:p/>
        </draw:rect>
        <draw:rect draw:style-name="gr32" draw:text-style-name="P1" draw:layer="layout" svg:width="22.098cm" svg:height="18.161cm" svg:x="3.032cm" svg:y="1.889cm">
          <text:p/>
        </draw:rect>
        <draw:frame draw:style-name="gr26" draw:layer="layout" svg:width="5.969cm" svg:height="1.143cm" svg:x="3.286cm" svg:y="2.27cm">
          <draw:text-box>
            <text:p>Opening window</text:p>
          </draw:text-box>
        </draw:frame>
        <draw:rect draw:style-name="gr28" draw:text-style-name="P1" draw:layer="layout" svg:width="16.002cm" svg:height="9.525cm" svg:x="5.191cm" svg:y="9.787cm">
          <text:p/>
        </draw:rect>
        <draw:frame draw:style-name="gr33" draw:text-style-name="P5" draw:layer="layout" svg:width="18.034cm" svg:height="1.675cm" svg:x="5.191cm" svg:y="7.096cm">
          <draw:text-box>
            <text:p>Tab1: Detected backup folders in the default directory</text:p>
          </draw:text-box>
        </draw:frame>
        <draw:rect draw:style-name="gr34" draw:text-style-name="P1" draw:layer="layout" svg:width="3.81cm" svg:height="0.889cm" svg:x="5.191cm" svg:y="9.787cm">
          <text:p text:style-name="P1">Tab1</text:p>
        </draw:rect>
        <draw:rect draw:style-name="gr35" draw:text-style-name="P1" draw:layer="layout" svg:width="3.81cm" svg:height="0.889cm" svg:x="9.001cm" svg:y="9.787cm">
          <text:p text:style-name="P1">Tab2</text:p>
        </draw:rect>
        <draw:frame draw:style-name="gr26" draw:layer="layout" svg:width="10.795cm" svg:height="1.143cm" svg:x="5.191cm" svg:y="8.263cm">
          <draw:text-box>
            <text:p>Tab2: Recently opened direcotry</text:p>
          </draw:text-box>
        </draw:frame>
        <draw:rect draw:style-name="gr34" draw:text-style-name="P1" draw:layer="layout" svg:width="3.81cm" svg:height="0.889cm" svg:x="5.318cm" svg:y="4.81cm">
          <text:p text:style-name="P1">Open</text:p>
        </draw:rect>
        <draw:rect draw:style-name="gr3" draw:text-style-name="P1" draw:layer="layout" svg:width="9.017cm" svg:height="4.826cm" svg:x="3.54cm" svg:y="47.355cm">
          <text:p text:style-name="P1">Backup information</text:p>
        </draw:rect>
        <draw:rect draw:style-name="gr3" draw:text-style-name="P1" draw:layer="layout" svg:width="9.017cm" svg:height="5.461cm" svg:x="3.54cm" svg:y="53.578cm">
          <text:p text:style-name="P1">Iphone information</text:p>
        </draw:rect>
        <draw:rect draw:style-name="gr3" draw:text-style-name="P1" draw:layer="layout" svg:width="8.382cm" svg:height="4.699cm" svg:x="14.462cm" svg:y="47.355cm">
          <text:p text:style-name="P1">analytics</text:p>
        </draw:rect>
        <draw:rect draw:style-name="gr3" draw:text-style-name="P1" draw:layer="layout" svg:width="6.477cm" svg:height="1.27cm" svg:x="16.24cm" svg:y="45.196cm">
          <text:p text:style-name="P1">Export(txt, excel, etc..)</text:p>
        </draw:rect>
        <draw:rect draw:style-name="gr3" draw:text-style-name="P1" draw:layer="layout" svg:width="8.89cm" svg:height="5.334cm" svg:x="14.208cm" svg:y="53.705cm">
          <text:p text:style-name="P1">Backup folder information</text:p>
        </draw:rect>
        <draw:frame draw:style-name="gr36" draw:layer="layout" svg:width="10.033cm" svg:height="2.387cm" svg:x="3.159cm" svg:y="43.545cm">
          <draw:text-box>
            <text:p>Backup information windows</text:p>
          </draw:text-box>
        </draw:frame>
        <draw:frame draw:style-name="gr37" draw:layer="layout" svg:width="6.096cm" svg:height="2.54cm" svg:x="2.27cm" svg:y="62.722cm">
          <draw:text-box>
            <text:p>Photos window</text:p>
          </draw:text-box>
        </draw:frame>
        <draw:frame draw:style-name="gr33" draw:layer="layout" svg:width="10.16cm" svg:height="1.675cm" svg:x="3.159cm" svg:y="21.447cm">
          <draw:text-box>
            <text:p>Main window</text:p>
          </draw:text-box>
        </draw:frame>
        <draw:rect draw:style-name="gr3" draw:text-style-name="P1" draw:layer="layout" svg:width="6.096cm" svg:height="1.651cm" svg:x="3.54cm" svg:y="23.225cm">
          <text:p text:style-name="P1">Export backup</text:p>
        </draw:rect>
        <draw:rect draw:style-name="gr3" draw:text-style-name="P1" draw:layer="layout" svg:width="9.144cm" svg:height="1.778cm" svg:x="11.16cm" svg:y="23.098cm">
          <text:p text:style-name="P1">Other quick options</text:p>
        </draw:rect>
        <draw:rect draw:style-name="gr3" draw:text-style-name="P1" draw:layer="layout" svg:width="22.479cm" svg:height="10.922cm" svg:x="2.651cm" svg:y="67.421cm">
          <text:p text:style-name="P1">Photos list</text:p>
        </draw:rect>
        <draw:rect draw:style-name="gr3" draw:text-style-name="P1" draw:layer="layout" svg:width="5.334cm" svg:height="1.524cm" svg:x="19.796cm" svg:y="65.643cm">
          <text:p text:style-name="P1">Change View</text:p>
        </draw:rect>
        <draw:rect draw:style-name="gr32" draw:text-style-name="P1" draw:layer="layout" svg:width="24.765cm" svg:height="17.653cm" svg:x="1.762cm" svg:y="81.01cm">
          <text:p/>
        </draw:rect>
        <draw:frame draw:style-name="gr37" draw:layer="layout" svg:width="6.096cm" svg:height="2.54cm" svg:x="2.397cm" svg:y="81.264cm">
          <draw:text-box>
            <text:p>Videos window</text:p>
          </draw:text-box>
        </draw:frame>
        <draw:rect draw:style-name="gr3" draw:text-style-name="P1" draw:layer="layout" svg:width="22.479cm" svg:height="10.922cm" svg:x="2.778cm" svg:y="85.963cm">
          <text:p text:style-name="P1">Videos List</text:p>
        </draw:rect>
        <draw:rect draw:style-name="gr3" draw:text-style-name="P1" draw:layer="layout" svg:width="5.334cm" svg:height="1.524cm" svg:x="19.923cm" svg:y="84.185cm">
          <text:p text:style-name="P1">Change View</text:p>
        </draw:rect>
        <draw:rect draw:style-name="gr32" draw:text-style-name="P1" draw:layer="layout" svg:width="24.765cm" svg:height="17.653cm" svg:x="1.889cm" svg:y="100.06cm">
          <text:p/>
        </draw:rect>
        <draw:frame draw:style-name="gr37" draw:layer="layout" svg:width="6.096cm" svg:height="2.54cm" svg:x="2.524cm" svg:y="100.314cm">
          <draw:text-box>
            <text:p>Contact windwo</text:p>
          </draw:text-box>
        </draw:frame>
        <draw:rect draw:style-name="gr3" draw:text-style-name="P1" draw:layer="layout" svg:width="22.479cm" svg:height="10.922cm" svg:x="2.905cm" svg:y="105.013cm">
          <text:p text:style-name="P1">Videos List</text:p>
        </draw:rect>
        <draw:rect draw:style-name="gr3" draw:text-style-name="P1" draw:layer="layout" svg:width="5.334cm" svg:height="1.524cm" svg:x="20.05cm" svg:y="103.235cm">
          <text:p text:style-name="P1">Export</text:p>
        </draw:rect>
        <draw:rect draw:style-name="gr3" draw:text-style-name="P1" draw:layer="layout" svg:width="5.334cm" svg:height="1.524cm" svg:x="13.954cm" svg:y="84.058cm">
          <text:p text:style-name="P1">Export</text:p>
        </draw:rect>
        <draw:rect draw:style-name="gr3" draw:text-style-name="P1" draw:layer="layout" svg:width="5.334cm" svg:height="1.524cm" svg:x="13.954cm" svg:y="65.643cm">
          <text:p text:style-name="P1">Export</text:p>
        </draw:rect>
        <draw:rect draw:style-name="gr32" draw:text-style-name="P1" draw:layer="layout" svg:width="24.765cm" svg:height="17.653cm" svg:x="29.321cm" svg:y="2.27cm">
          <text:p/>
        </draw:rect>
        <draw:frame draw:style-name="gr37" draw:layer="layout" svg:width="6.096cm" svg:height="2.54cm" svg:x="29.956cm" svg:y="2.524cm">
          <draw:text-box>
            <text:p>Chats window</text:p>
          </draw:text-box>
        </draw:frame>
        <draw:rect draw:style-name="gr3" draw:text-style-name="P1" draw:layer="layout" svg:width="22.479cm" svg:height="10.922cm" svg:x="30.337cm" svg:y="7.223cm">
          <text:p text:style-name="P1">Chat list</text:p>
        </draw:rect>
        <draw:rect draw:style-name="gr3" draw:text-style-name="P1" draw:layer="layout" svg:width="5.334cm" svg:height="1.524cm" svg:x="47.482cm" svg:y="5.445cm">
          <text:p text:style-name="P1">Export</text:p>
        </draw:rect>
        <draw:rect draw:style-name="gr32" draw:text-style-name="P1" draw:layer="layout" svg:width="24.765cm" svg:height="17.653cm" svg:x="29.321cm" svg:y="20.939cm">
          <text:p/>
        </draw:rect>
        <draw:frame draw:style-name="gr38" draw:layer="layout" svg:width="7.874cm" svg:height="1.016cm" svg:x="29.956cm" svg:y="21.193cm">
          <draw:text-box>
            <text:p>Chat message window</text:p>
          </draw:text-box>
        </draw:frame>
        <draw:rect draw:style-name="gr3" draw:text-style-name="P1" draw:layer="layout" svg:width="13.716cm" svg:height="10.922cm" svg:x="30.337cm" svg:y="25.892cm">
          <text:p text:style-name="P1">Chat list</text:p>
        </draw:rect>
        <draw:rect draw:style-name="gr3" draw:text-style-name="P1" draw:layer="layout" svg:width="5.334cm" svg:height="1.524cm" svg:x="47.482cm" svg:y="24.114cm">
          <text:p text:style-name="P1">Export</text:p>
        </draw:rect>
        <draw:rect draw:style-name="gr3" draw:text-style-name="P1" draw:layer="layout" svg:width="13.716cm" svg:height="1.524cm" svg:x="30.337cm" svg:y="23.987cm">
          <text:p text:style-name="P1">← Back to chat list with the same item selected</text:p>
        </draw:rect>
        <draw:rect draw:style-name="gr3" draw:text-style-name="P1" draw:layer="layout" svg:width="8.382cm" svg:height="10.795cm" svg:x="44.561cm" svg:y="26.019cm">
          <text:p text:style-name="P1">Sender\Receiver information</text:p>
        </draw:rect>
        <draw:rect draw:style-name="gr32" draw:text-style-name="P1" draw:layer="layout" svg:width="24.765cm" svg:height="17.653cm" svg:x="27.162cm" svg:y="62.341cm">
          <text:p/>
        </draw:rect>
        <draw:frame draw:style-name="gr37" draw:layer="layout" svg:width="6.096cm" svg:height="2.54cm" svg:x="27.797cm" svg:y="62.595cm">
          <draw:text-box>
            <text:p>Photo View</text:p>
          </draw:text-box>
        </draw:frame>
        <draw:rect draw:style-name="gr3" draw:text-style-name="P1" draw:layer="layout" svg:width="22.479cm" svg:height="10.922cm" svg:x="28.178cm" svg:y="67.294cm">
          <text:p text:style-name="P1">Big image view</text:p>
        </draw:rect>
        <draw:rect draw:style-name="gr3" draw:text-style-name="P1" draw:layer="layout" svg:width="5.334cm" svg:height="1.524cm" svg:x="28.178cm" svg:y="65.516cm">
          <text:p text:style-name="P1">← Back</text:p>
        </draw:rect>
        <draw:rect draw:style-name="gr3" draw:text-style-name="P1" draw:layer="layout" svg:width="5.334cm" svg:height="1.524cm" svg:x="45.323cm" svg:y="65.516cm">
          <text:p text:style-name="P1">Export</text:p>
        </draw:rect>
        <draw:rect draw:style-name="gr32" draw:text-style-name="P1" draw:layer="layout" svg:width="24.765cm" svg:height="17.653cm" svg:x="27.162cm" svg:y="81.137cm">
          <text:p/>
        </draw:rect>
        <draw:frame draw:style-name="gr37" draw:layer="layout" svg:width="6.096cm" svg:height="2.54cm" svg:x="27.797cm" svg:y="81.391cm">
          <draw:text-box>
            <text:p>Video View</text:p>
          </draw:text-box>
        </draw:frame>
        <draw:rect draw:style-name="gr3" draw:text-style-name="P1" draw:layer="layout" svg:width="22.479cm" svg:height="10.922cm" svg:x="28.178cm" svg:y="86.09cm">
          <text:p text:style-name="P1">Video View</text:p>
        </draw:rect>
        <draw:rect draw:style-name="gr3" draw:text-style-name="P1" draw:layer="layout" svg:width="5.334cm" svg:height="1.524cm" svg:x="28.178cm" svg:y="84.312cm">
          <text:p text:style-name="P1">← Back</text:p>
        </draw:rect>
        <draw:rect draw:style-name="gr3" draw:text-style-name="P1" draw:layer="layout" svg:width="5.334cm" svg:height="1.524cm" svg:x="45.323cm" svg:y="84.312cm">
          <text:p text:style-name="P1">Export</text:p>
        </draw:rect>
        <draw:rect draw:style-name="gr3" draw:text-style-name="P1" draw:layer="layout" svg:width="2.667cm" svg:height="1.27cm" svg:x="28.305cm" svg:y="97.393cm">
          <text:p text:style-name="P1">Play</text:p>
        </draw:rect>
        <draw:rect draw:style-name="gr3" draw:text-style-name="P1" draw:layer="layout" svg:width="3.429cm" svg:height="1.016cm" svg:x="31.099cm" svg:y="97.52cm">
          <text:p text:style-name="P1">Stop</text:p>
        </draw:rect>
        <draw:rect draw:style-name="gr3" draw:text-style-name="P1" draw:layer="layout" svg:width="6.223cm" svg:height="1.016cm" svg:x="34.655cm" svg:y="97.52cm">
          <text:p text:style-name="P1">Back from begging</text:p>
        </draw:rect>
        <draw:rect draw:style-name="gr3" draw:text-style-name="P1" draw:layer="layout" svg:width="3.937cm" svg:height="1.143cm" svg:x="28.178cm" svg:y="78.597cm">
          <text:p text:style-name="P1">Zoom in</text:p>
        </draw:rect>
        <draw:rect draw:style-name="gr3" draw:text-style-name="P1" draw:layer="layout" svg:width="4.064cm" svg:height="1.143cm" svg:x="32.75cm" svg:y="78.724cm">
          <text:p text:style-name="P1">Zoom out</text:p>
        </draw:rect>
        <draw:rect draw:style-name="gr32" draw:text-style-name="P1" draw:layer="layout" svg:width="24.765cm" svg:height="17.653cm" svg:x="56.499cm" svg:y="2.905cm">
          <text:p/>
        </draw:rect>
        <draw:frame draw:style-name="gr37" draw:layer="layout" svg:width="6.096cm" svg:height="2.54cm" svg:x="57.134cm" svg:y="3.159cm">
          <draw:text-box>
            <text:p>Voice note window</text:p>
          </draw:text-box>
        </draw:frame>
        <draw:rect draw:style-name="gr3" draw:text-style-name="P1" draw:layer="layout" svg:width="22.479cm" svg:height="10.922cm" svg:x="57.515cm" svg:y="7.858cm">
          <text:p text:style-name="P1">Voice note list</text:p>
        </draw:rect>
        <draw:rect draw:style-name="gr3" draw:text-style-name="P1" draw:layer="layout" svg:width="5.334cm" svg:height="1.524cm" svg:x="74.66cm" svg:y="6.08cm">
          <text:p text:style-name="P1">Export</text:p>
        </draw:rect>
        <draw:rect draw:style-name="gr32" draw:text-style-name="P1" draw:layer="layout" svg:width="24.765cm" svg:height="17.653cm" svg:x="81.899cm" svg:y="3.032cm">
          <text:p/>
        </draw:rect>
        <draw:frame draw:style-name="gr37" draw:layer="layout" svg:width="6.096cm" svg:height="2.54cm" svg:x="82.534cm" svg:y="3.286cm">
          <draw:text-box>
            <text:p>Voice note preview</text:p>
          </draw:text-box>
        </draw:frame>
        <draw:rect draw:style-name="gr3" draw:text-style-name="P1" draw:layer="layout" svg:width="22.479cm" svg:height="10.922cm" svg:x="82.915cm" svg:y="7.985cm">
          <text:p text:style-name="P1">Voice note</text:p>
        </draw:rect>
        <draw:rect draw:style-name="gr3" draw:text-style-name="P1" draw:layer="layout" svg:width="5.334cm" svg:height="1.524cm" svg:x="82.915cm" svg:y="6.207cm">
          <text:p text:style-name="P1">← Back</text:p>
        </draw:rect>
        <draw:rect draw:style-name="gr3" draw:text-style-name="P1" draw:layer="layout" svg:width="5.334cm" svg:height="1.524cm" svg:x="100.06cm" svg:y="6.207cm">
          <text:p text:style-name="P1">Export</text:p>
        </draw:rect>
        <draw:rect draw:style-name="gr3" draw:text-style-name="P1" draw:layer="layout" svg:width="2.667cm" svg:height="1.27cm" svg:x="83.042cm" svg:y="19.288cm">
          <text:p text:style-name="P1">Play</text:p>
        </draw:rect>
        <draw:rect draw:style-name="gr3" draw:text-style-name="P1" draw:layer="layout" svg:width="3.429cm" svg:height="1.016cm" svg:x="85.836cm" svg:y="19.415cm">
          <text:p text:style-name="P1">Stop</text:p>
        </draw:rect>
        <draw:rect draw:style-name="gr3" draw:text-style-name="P1" draw:layer="layout" svg:width="6.223cm" svg:height="1.016cm" svg:x="89.392cm" svg:y="19.415cm">
          <text:p text:style-name="P1">Back to begging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1cm" fo:margin-right="1cm" fo:page-width="254cm" fo:page-height="1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 d</meta:initial-creator>
    <meta:creation-date>2020-09-24T20:38:30.64</meta:creation-date>
    <dc:date>2020-09-29T22:17:41.57</dc:date>
    <dc:creator>d d</dc:creator>
    <meta:editing-duration>P4DT9H10M13S</meta:editing-duration>
    <meta:editing-cycles>3</meta:editing-cycles>
    <meta:generator>OpenOffice/4.1.7$Win32 OpenOffice.org_project/417m1$Build-9800</meta:generator>
    <meta:document-statistic meta:object-count="298"/>
  </office:meta>
</office:document-meta>
</file>